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5.637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10.396cm"/>
    </style:style>
    <style:style style:name="co6" style:family="table-column">
      <style:table-column-properties fo:break-before="page" style:column-width="2.267cm"/>
    </style:style>
    <style:style style:name="co7" style:family="table-column">
      <style:table-column-properties fo:break-before="auto" style:column-width="5.911cm"/>
    </style:style>
    <style:style style:name="co8" style:family="table-column">
      <style:table-column-properties fo:break-before="auto" style:column-width="6.789cm"/>
    </style:style>
    <style:style style:name="co9" style:family="table-column">
      <style:table-column-properties fo:break-before="auto" style:column-width="6.974cm"/>
    </style:style>
    <style:style style:name="co10" style:family="table-column">
      <style:table-column-properties fo:break-before="auto" style:column-width="6.4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452cm" fo:break-before="page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ags" table:style-name="ta1" table:print-ranges="Tags.A1:Tags.G162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  <table:table-cell office:value-type="string">
            <text:p>Comment</text:p>
          </table:table-cell>
          <table:table-cell table:number-columns-repeated="5"/>
        </table:table-row>
        <table:table-row table:style-name="ro1">
          <table:table-cell office:value-type="string">
            <text:p>X_B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суспензії в центральний канал</text:p>
          </table:table-cell>
          <table:table-cell office:value-type="float" office:value="1">
            <text:p>1</text:p>
          </table:table-cell>
          <table:table-cell table:formula="of:=CONCATENATE([.A3];&quot;:= NOT %IX1.&quot;;[.H3])" office:value-type="string" office:string-value="X_B:= NOT %IX1.1">
            <text:p>X_B:= NOT %IX1.1</text:p>
          </table:table-cell>
          <table:table-cell table:number-columns-repeated="3"/>
        </table:table-row>
        <table:table-row table:style-name="ro1">
          <table:table-cell office:value-type="string">
            <text:p>X_F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повітря в центральний канал</text:p>
          </table:table-cell>
          <table:table-cell office:value-type="float" office:value="2">
            <text:p>2</text:p>
          </table:table-cell>
          <table:table-cell table:formula="of:=CONCATENATE([.A4];&quot;:= NOT %IX1.&quot;;[.H4])" office:value-type="string" office:string-value="X_F:= NOT %IX1.2">
            <text:p>X_F:= NOT %IX1.2</text:p>
          </table:table-cell>
          <table:table-cell table:number-columns-repeated="3"/>
        </table:table-row>
        <table:table-row table:style-name="ro1">
          <table:table-cell office:value-type="string">
            <text:p>X_E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повітря в праву секцію</text:p>
          </table:table-cell>
          <table:table-cell office:value-type="float" office:value="3">
            <text:p>3</text:p>
          </table:table-cell>
          <table:table-cell table:formula="of:=CONCATENATE([.A5];&quot;:= NOT %IX1.&quot;;[.H5])" office:value-type="string" office:string-value="X_E:= NOT %IX1.3">
            <text:p>X_E:= NOT %IX1.3</text:p>
          </table:table-cell>
          <table:table-cell table:number-columns-repeated="3"/>
        </table:table-row>
        <table:table-row table:style-name="ro1">
          <table:table-cell office:value-type="string">
            <text:p>X_D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аміачної води</text:p>
          </table:table-cell>
          <table:table-cell office:value-type="float" office:value="4">
            <text:p>4</text:p>
          </table:table-cell>
          <table:table-cell table:formula="of:=CONCATENATE([.A6];&quot;:= NOT %IX1.&quot;;[.H6])" office:value-type="string" office:string-value="X_D:= NOT %IX1.4">
            <text:p>X_D:= NOT %IX1.4</text:p>
          </table:table-cell>
          <table:table-cell table:number-columns-repeated="3"/>
        </table:table-row>
        <table:table-row table:style-name="ro1">
          <table:table-cell office:value-type="string">
            <text:p>X_C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соку із правої секції</text:p>
          </table:table-cell>
          <table:table-cell office:value-type="float" office:value="5">
            <text:p>5</text:p>
          </table:table-cell>
          <table:table-cell table:formula="of:=CONCATENATE([.A7];&quot;:= NOT %IX1.&quot;;[.H7])" office:value-type="string" office:string-value="X_C:= NOT %IX1.5">
            <text:p>X_C:= NOT %IX1.5</text:p>
          </table:table-cell>
          <table:table-cell table:number-columns-repeated="3"/>
        </table:table-row>
        <table:table-row table:style-name="ro1">
          <table:table-cell office:value-type="string">
            <text:p>X_A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продувки центрального каналу</text:p>
          </table:table-cell>
          <table:table-cell office:value-type="float" office:value="6">
            <text:p>6</text:p>
          </table:table-cell>
          <table:table-cell table:formula="of:=CONCATENATE([.A8];&quot;:= NOT %IX1.&quot;;[.H8])" office:value-type="string" office:string-value="X_A:= NOT %IX1.6">
            <text:p>X_A:= NOT %IX1.6</text:p>
          </table:table-cell>
          <table:table-cell table:number-columns-repeated="3"/>
        </table:table-row>
        <table:table-row table:style-name="ro1">
          <table:table-cell office:value-type="string">
            <text:p>X_H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промивки лівої секції</text:p>
          </table:table-cell>
          <table:table-cell office:value-type="float" office:value="7">
            <text:p>7</text:p>
          </table:table-cell>
          <table:table-cell table:formula="of:=CONCATENATE([.A9];&quot;:= NOT %IX1.&quot;;[.H9])" office:value-type="string" office:string-value="X_H:= NOT %IX1.7">
            <text:p>X_H:= NOT %IX1.7</text:p>
          </table:table-cell>
          <table:table-cell table:number-columns-repeated="3"/>
        </table:table-row>
        <table:table-row table:style-name="ro1">
          <table:table-cell office:value-type="string">
            <text:p>X_G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чка між секціями</text:p>
          </table:table-cell>
          <table:table-cell office:value-type="float" office:value="8">
            <text:p>8</text:p>
          </table:table-cell>
          <table:table-cell table:formula="of:=CONCATENATE([.A10];&quot;:= NOT %IX1.&quot;;[.H10])" office:value-type="string" office:string-value="X_G:= NOT %IX1.8">
            <text:p>X_G:= NOT %IX1.8</text:p>
          </table:table-cell>
          <table:table-cell table:number-columns-repeated="3"/>
        </table:table-row>
        <table:table-row table:style-name="ro1">
          <table:table-cell office:value-type="string">
            <text:p>X_kh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голові</text:p>
          </table:table-cell>
          <table:table-cell office:value-type="float" office:value="9">
            <text:p>9</text:p>
          </table:table-cell>
          <table:table-cell table:formula="of:=CONCATENATE([.A11];&quot;:= NOT %IX1.&quot;;[.H11])" office:value-type="string" office:string-value="X_kh:= NOT %IX1.9">
            <text:p>X_kh:= NOT %IX1.9</text:p>
          </table:table-cell>
          <table:table-cell table:number-columns-repeated="3"/>
        </table:table-row>
        <table:table-row table:style-name="ro1">
          <table:table-cell office:value-type="string">
            <text:p>X_kt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ретка в хвості </text:p>
          </table:table-cell>
          <table:table-cell office:value-type="float" office:value="10">
            <text:p>10</text:p>
          </table:table-cell>
          <table:table-cell table:formula="of:=CONCATENATE([.A12];&quot;:= NOT %IX1.&quot;;[.H12])" office:value-type="string" office:string-value="X_kt:= NOT %IX1.10">
            <text:p>X_kt:= NOT %IX1.10</text:p>
          </table:table-cell>
          <table:table-cell table:number-columns-repeated="3"/>
        </table:table-row>
        <table:table-row table:style-name="ro1">
          <table:table-cell office:value-type="string">
            <text:p>X_dl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Гак піднятор</text:p>
          </table:table-cell>
          <table:table-cell office:value-type="float" office:value="11">
            <text:p>11</text:p>
          </table:table-cell>
          <table:table-cell table:formula="of:=CONCATENATE([.A13];&quot;:= NOT %IX1.&quot;;[.H13])" office:value-type="string" office:string-value="X_dl:= NOT %IX1.11">
            <text:p>X_dl:= NOT %IX1.11</text:p>
          </table:table-cell>
          <table:table-cell table:number-columns-repeated="3"/>
        </table:table-row>
        <table:table-row table:style-name="ro1">
          <table:table-cell office:value-type="string">
            <text:p>X_ps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ес в початковому положенні</text:p>
          </table:table-cell>
          <table:table-cell office:value-type="float" office:value="12">
            <text:p>12</text:p>
          </table:table-cell>
          <table:table-cell table:formula="of:=CONCATENATE([.A14];&quot;:= NOT %IX1.&quot;;[.H14])" office:value-type="string" office:string-value="X_ps:= NOT %IX1.12">
            <text:p>X_ps:= NOT %IX1.12</text:p>
          </table:table-cell>
          <table:table-cell table:number-columns-repeated="3"/>
        </table:table-row>
        <table:table-row table:style-name="ro1">
          <table:table-cell office:value-type="string">
            <text:p>X_pa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ес в аварійному положенні (нема рамки)</text:p>
          </table:table-cell>
          <table:table-cell office:value-type="float" office:value="13">
            <text:p>13</text:p>
          </table:table-cell>
          <table:table-cell table:formula="of:=CONCATENATE([.A15];&quot;:= NOT %IX1.&quot;;[.H15])" office:value-type="string" office:string-value="X_pa:= NOT %IX1.13">
            <text:p>X_pa:= NOT %IX1.13</text:p>
          </table:table-cell>
          <table:table-cell table:number-columns-repeated="3"/>
        </table:table-row>
        <table:table-row table:style-name="ro1">
          <table:table-cell office:value-type="string">
            <text:p>X_pause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моргалка</text:p>
          </table:table-cell>
          <table:table-cell office:value-type="float" office:value="14">
            <text:p>14</text:p>
          </table:table-cell>
          <table:table-cell table:formula="of:=CONCATENATE([.A16];&quot;:= %IX1.&quot;;[.H16])" office:value-type="string" office:string-value="X_pause:= %IX1.14">
            <text:p>X_pause:= %IX1.14</text:p>
          </table:table-cell>
          <table:table-cell table:number-columns-repeated="3"/>
        </table:table-row>
        <table:table-row table:style-name="ro1">
          <table:table-cell office:value-type="string">
            <text:p>X_presh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ле тиску масляної станції</text:p>
          </table:table-cell>
          <table:table-cell office:value-type="float" office:value="15">
            <text:p>15</text:p>
          </table:table-cell>
          <table:table-cell table:formula="of:=CONCATENATE([.A17];&quot;:= %IX1.&quot;;[.H17])" office:value-type="string" office:string-value="X_presh:= %IX1.15">
            <text:p>X_presh:= %IX1.15</text:p>
          </table:table-cell>
          <table:table-cell table:number-columns-repeated="3"/>
        </table:table-row>
        <table:table-row table:style-name="ro1">
          <table:table-cell office:value-type="string">
            <text:p>X_ton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анспортер включено</text:p>
          </table:table-cell>
          <table:table-cell office:value-type="float" office:value="16">
            <text:p>16</text:p>
          </table:table-cell>
          <table:table-cell table:formula="of:=CONCATENATE([.A18];&quot;:= %IX1.&quot;;[.H18])" office:value-type="string" office:string-value="X_ton:= %IX1.16">
            <text:p>X_ton:= %IX1.16</text:p>
          </table:table-cell>
          <table:table-cell table:number-columns-repeated="3"/>
        </table:table-row>
        <table:table-row table:style-name="ro1">
          <table:table-cell office:value-type="string">
            <text:p>X_tauto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анспортер в автоматичному режимі</text:p>
          </table:table-cell>
          <table:table-cell table:number-columns-repeated="5"/>
        </table:table-row>
        <table:table-row table:style-name="ro1">
          <table:table-cell office:value-type="string">
            <text:p>X_power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лове живлення ввімкнуто</text:p>
          </table:table-cell>
          <table:table-cell table:number-columns-repeated="5"/>
        </table:table-row>
        <table:table-row table:style-name="ro1">
          <table:table-cell office:value-type="string">
            <text:p>X_I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закриті</text:p>
          </table:table-cell>
          <table:table-cell table:number-columns-repeated="5"/>
        </table:table-row>
        <table:table-row table:style-name="ro1">
          <table:table-cell office:value-type="string">
            <text:p>X_J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відкриті</text:p>
          </table:table-cell>
          <table:table-cell table:number-columns-repeated="5"/>
        </table:table-row>
        <table:table-row table:style-name="ro1">
          <table:table-cell office:value-type="string">
            <text:p>Y_B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3]" office:value-type="string" office:string-value="Подача суспензії в центральний канал">
            <text:p>Подача суспензії в центральний канал</text:p>
          </table:table-cell>
          <table:table-cell/>
          <table:table-cell table:formula="of:=CONCATENATE(CHAR(8);[.A23];&quot;:=false;&quot;)" office:value-type="string" office:string-value="Y_B:=false;">
            <text:p>Y_B:=false;</text:p>
          </table:table-cell>
          <table:table-cell table:number-columns-repeated="3"/>
        </table:table-row>
        <table:table-row table:style-name="ro1">
          <table:table-cell office:value-type="string">
            <text:p>Y_F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4]" office:value-type="string" office:string-value="Подача повітря в центральний канал">
            <text:p>Подача повітря в центральний канал</text:p>
          </table:table-cell>
          <table:table-cell/>
          <table:table-cell table:formula="of:=CONCATENATE(CHAR(8);[.A24];&quot;:=false;&quot;)" office:value-type="string" office:string-value="Y_F:=false;">
            <text:p>Y_F:=false;</text:p>
          </table:table-cell>
          <table:table-cell table:number-columns-repeated="3"/>
        </table:table-row>
        <table:table-row table:style-name="ro1">
          <table:table-cell office:value-type="string">
            <text:p>Y_E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5]" office:value-type="string" office:string-value="Подача повітря в праву секцію">
            <text:p>Подача повітря в праву секцію</text:p>
          </table:table-cell>
          <table:table-cell/>
          <table:table-cell table:formula="of:=CONCATENATE(CHAR(8);[.A25];&quot;:=false;&quot;)" office:value-type="string" office:string-value="Y_E:=false;">
            <text:p>Y_E:=false;</text:p>
          </table:table-cell>
          <table:table-cell table:number-columns-repeated="3"/>
        </table:table-row>
        <table:table-row table:style-name="ro1">
          <table:table-cell office:value-type="string">
            <text:p>Y_D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6]" office:value-type="string" office:string-value="Подача аміачної води">
            <text:p>Подача аміачної води</text:p>
          </table:table-cell>
          <table:table-cell/>
          <table:table-cell table:formula="of:=CONCATENATE(CHAR(8);[.A26];&quot;:=false;&quot;)" office:value-type="string" office:string-value="Y_D:=false;">
            <text:p>Y_D:=false;</text:p>
          </table:table-cell>
          <table:table-cell table:number-columns-repeated="3"/>
        </table:table-row>
        <table:table-row table:style-name="ro1">
          <table:table-cell office:value-type="string">
            <text:p>Y_C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7]" office:value-type="string" office:string-value="Вихід соку із правої секції">
            <text:p>Вихід соку із правої секції</text:p>
          </table:table-cell>
          <table:table-cell/>
          <table:table-cell table:formula="of:=CONCATENATE(CHAR(8);[.A27];&quot;:=false;&quot;)" office:value-type="string" office:string-value="Y_C:=false;">
            <text:p>Y_C:=false;</text:p>
          </table:table-cell>
          <table:table-cell table:number-columns-repeated="3"/>
        </table:table-row>
        <table:table-row table:style-name="ro1">
          <table:table-cell office:value-type="string">
            <text:p>Y_H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9]" office:value-type="string" office:string-value="Вихід промивки лівої секції">
            <text:p>Вихід промивки лівої секції</text:p>
          </table:table-cell>
          <table:table-cell/>
          <table:table-cell table:formula="of:=CONCATENATE(CHAR(8);[.A28];&quot;:=false;&quot;)" office:value-type="string" office:string-value="Y_H:=false;">
            <text:p>Y_H:=false;</text:p>
          </table:table-cell>
          <table:table-cell table:number-columns-repeated="3"/>
        </table:table-row>
        <table:table-row table:style-name="ro1">
          <table:table-cell office:value-type="string">
            <text:p>Y_G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10]" office:value-type="string" office:string-value="Перемичка між секціями">
            <text:p>Перемичка між секціями</text:p>
          </table:table-cell>
          <table:table-cell/>
          <table:table-cell table:formula="of:=CONCATENATE(CHAR(8);[.A29];&quot;:=false;&quot;)" office:value-type="string" office:string-value="Y_G:=false;">
            <text:p>Y_G:=false;</text:p>
          </table:table-cell>
          <table:table-cell table:number-columns-repeated="3"/>
        </table:table-row>
        <table:table-row table:style-name="ro1">
          <table:table-cell office:value-type="string">
            <text:p>Y_IJ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відкрити</text:p>
          </table:table-cell>
          <table:table-cell/>
          <table:table-cell table:formula="of:=CONCATENATE(CHAR(8);[.A30];&quot;:=false;&quot;)" office:value-type="string" office:string-value="Y_IJ:=false;">
            <text:p>Y_IJ:=false;</text:p>
          </table:table-cell>
          <table:table-cell table:number-columns-repeated="3"/>
        </table:table-row>
        <table:table-row table:style-name="ro1">
          <table:table-cell office:value-type="string">
            <text:p>Y_zol</text:p>
          </table:table-cell>
          <table:table-cell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ідророзполілювача</text:p>
          </table:table-cell>
          <table:table-cell/>
          <table:table-cell table:formula="of:=CONCATENATE(CHAR(8);[.A31];&quot;:=false;&quot;)" office:value-type="string" office:string-value="Y_zol:=false;">
            <text:p>Y_zol:=false;</text:p>
          </table:table-cell>
          <table:table-cell table:number-columns-repeated="3"/>
        </table:table-row>
        <table:table-row table:style-name="ro1">
          <table:table-cell office:value-type="string">
            <text:p>Y_pump</text:p>
          </table:table-cell>
          <table:table-cell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асос маслостанції</text:p>
          </table:table-cell>
          <table:table-cell/>
          <table:table-cell table:formula="of:=CONCATENATE(CHAR(8);[.A32];&quot;:=false;&quot;)" office:value-type="string" office:string-value="Y_pump:=false;">
            <text:p>Y_pump:=false;</text:p>
          </table:table-cell>
          <table:table-cell table:number-columns-repeated="3"/>
        </table:table-row>
        <table:table-row table:style-name="ro1">
          <table:table-cell office:value-type="string">
            <text:p>Y_fw</text:p>
          </table:table-cell>
          <table:table-cell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голову</text:p>
          </table:table-cell>
          <table:table-cell/>
          <table:table-cell table:formula="of:=CONCATENATE(CHAR(8);[.A33];&quot;:=false;&quot;)" office:value-type="string" office:string-value="Y_fw:=false;">
            <text:p>Y_fw:=false;</text:p>
          </table:table-cell>
          <table:table-cell table:number-columns-repeated="3"/>
        </table:table-row>
        <table:table-row table:style-name="ro1">
          <table:table-cell office:value-type="string">
            <text:p>Y_bw</text:p>
          </table:table-cell>
          <table:table-cell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хвіст</text:p>
          </table:table-cell>
          <table:table-cell/>
          <table:table-cell table:formula="of:=CONCATENATE(CHAR(8);[.A34];&quot;:=false;&quot;)" office:value-type="string" office:string-value="Y_bw:=false;">
            <text:p>Y_bw:=false;</text:p>
          </table:table-cell>
          <table:table-cell table:number-columns-repeated="3"/>
        </table:table-row>
        <table:table-row table:style-name="ro1">
          <table:table-cell office:value-type="string">
            <text:p>Y_tstart</text:p>
          </table:table-cell>
          <table:table-cell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уск транспортера</text:p>
          </table:table-cell>
          <table:table-cell/>
          <table:table-cell table:formula="of:=CONCATENATE(CHAR(8);[.A35];&quot;:=false;&quot;)" office:value-type="string" office:string-value="Y_tstart:=false;">
            <text:p>Y_tstart:=false;</text:p>
          </table:table-cell>
          <table:table-cell table:number-columns-repeated="3"/>
        </table:table-row>
        <table:table-row table:style-name="ro1">
          <table:table-cell office:value-type="string">
            <text:p>Y_tstop</text:p>
          </table:table-cell>
          <table:table-cell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топ транспортера</text:p>
          </table:table-cell>
          <table:table-cell/>
          <table:table-cell table:formula="of:=CONCATENATE(CHAR(8);[.A36];&quot;:=false;&quot;)" office:value-type="string" office:string-value="Y_tstop:=false;">
            <text:p>Y_tstop:=false;</text:p>
          </table:table-cell>
          <table:table-cell table:number-columns-repeated="3"/>
        </table:table-row>
        <table:table-row table:style-name="ro1">
          <table:table-cell office:value-type="string">
            <text:p>Y_alarm</text:p>
          </table:table-cell>
          <table:table-cell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</text:p>
          </table:table-cell>
          <table:table-cell/>
          <table:table-cell table:formula="of:=CONCATENATE(CHAR(8);[.A37];&quot;:=false;&quot;)" office:value-type="string" office:string-value="Y_alarm:=false;">
            <text:p>Y_alarm:=false;</text:p>
          </table:table-cell>
          <table:table-cell table:number-columns-repeated="3"/>
        </table:table-row>
        <table:table-row table:style-name="ro1">
          <table:table-cell office:value-type="string">
            <text:p>ul_run</text:p>
          </table:table-cell>
          <table:table-cell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пуск програми вивантаження</text:p>
          </table:table-cell>
          <table:table-cell/>
          <table:table-cell table:formula="of:=CONCATENATE(CHAR(8);[.A38];&quot;:=false;&quot;)" office:value-type="string" office:string-value="ul_run:=false;">
            <text:p>ul_run:=false;</text:p>
          </table:table-cell>
          <table:table-cell table:number-columns-repeated="3"/>
        </table:table-row>
        <table:table-row table:style-name="ro1">
          <table:table-cell office:value-type="string">
            <text:p>State</text:p>
          </table:table-cell>
          <table:table-cell office:value-type="float" office:value="46">
            <text:p>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мінна стану</text:p>
          </table:table-cell>
          <table:table-cell table:number-columns-repeated="5"/>
        </table:table-row>
        <table:table-row table:style-name="ro1">
          <table:table-cell office:value-type="string">
            <text:p>Std</text:p>
          </table:table-cell>
          <table:table-cell office:value-type="float" office:value="47">
            <text:p>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tate-машина розтяжки рамок</text:p>
          </table:table-cell>
          <table:table-cell table:number-columns-repeated="5"/>
        </table:table-row>
        <table:table-row table:style-name="ro1">
          <table:table-cell office:value-type="string">
            <text:p>Rc</text:p>
          </table:table-cell>
          <table:table-cell office:value-type="float" office:value="48">
            <text:p>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лькість відтягнутих рамок</text:p>
          </table:table-cell>
          <table:table-cell table:number-columns-repeated="5"/>
        </table:table-row>
        <table:table-row table:style-name="ro1">
          <table:table-cell office:value-type="string">
            <text:p>Nc</text:p>
          </table:table-cell>
          <table:table-cell office:value-type="float" office:value="49">
            <text:p>49</text:p>
          </table:table-cell>
          <table:table-cell office:value-type="string">
            <text:p>Lo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Лічильник циклів</text:p>
          </table:table-cell>
          <table:table-cell table:number-columns-repeated="5"/>
        </table:table-row>
        <table:table-row table:style-name="ro1">
          <table:table-cell office:value-type="string">
            <text:p>Psusp</text:p>
          </table:table-cell>
          <table:table-cell office:value-type="float" office:value="51">
            <text:p>5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Poil</text:p>
          </table:table-cell>
          <table:table-cell office:value-type="float" office:value="53">
            <text:p>5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масла</text:p>
          </table:table-cell>
          <table:table-cell table:number-columns-repeated="5"/>
        </table:table-row>
        <table:table-row table:style-name="ro1">
          <table:table-cell office:value-type="string">
            <text:p>Qsusp</text:p>
          </table:table-cell>
          <table:table-cell office:value-type="float" office:value="55">
            <text:p>5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суспензії</text:p>
          </table:table-cell>
          <table:table-cell table:number-columns-repeated="5"/>
        </table:table-row>
        <table:table-row table:style-name="ro1">
          <table:table-cell office:value-type="string">
            <text:p>Qvs</text:p>
          </table:table-cell>
          <table:table-cell office:value-type="float" office:value="57">
            <text:p>5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промивної води на висолодення</text:p>
          </table:table-cell>
          <table:table-cell table:number-columns-repeated="5"/>
        </table:table-row>
        <table:table-row table:style-name="ro1">
          <table:table-cell office:value-type="string">
            <text:p>Qvw</text:p>
          </table:table-cell>
          <table:table-cell office:value-type="float" office:value="59">
            <text:p>5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поди на промивку</text:p>
          </table:table-cell>
          <table:table-cell table:number-columns-repeated="5"/>
        </table:table-row>
        <table:table-row table:style-name="ro1">
          <table:table-cell office:value-type="string">
            <text:p>Tall</text:p>
          </table:table-cell>
          <table:table-cell office:value-type="float" office:value="61">
            <text:p>61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ий час циклу</text:p>
          </table:table-cell>
          <table:table-cell/>
          <table:table-cell table:formula="of:=CONCATENATE([.A48:.A48];&quot;:=t#0s;&quot;)" office:value-type="string" office:string-value="Tall:=t#0s;">
            <text:p>Tall:=t#0s;</text:p>
          </table:table-cell>
          <table:table-cell table:number-columns-repeated="3"/>
        </table:table-row>
        <table:table-row table:style-name="ro1">
          <table:table-cell office:value-type="string">
            <text:p>Tfilt</text:p>
          </table:table-cell>
          <table:table-cell office:value-type="float" office:value="63">
            <text:p>63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ас активного фільтрування</text:p>
          </table:table-cell>
          <table:table-cell/>
          <table:table-cell table:formula="of:=CONCATENATE([.A49:.A49];&quot;:=t#0s;&quot;)" office:value-type="string" office:string-value="Tfilt:=t#0s;">
            <text:p>Tfilt:=t#0s;</text:p>
          </table:table-cell>
          <table:table-cell table:number-columns-repeated="3"/>
        </table:table-row>
        <table:table-row table:style-name="ro1">
          <table:table-cell office:value-type="string">
            <text:p>Tvs</text:p>
          </table:table-cell>
          <table:table-cell office:value-type="float" office:value="65">
            <text:p>65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висоложення</text:p>
          </table:table-cell>
          <table:table-cell/>
          <table:table-cell table:formula="of:=CONCATENATE([.A50:.A50];&quot;:=t#0s;&quot;)" office:value-type="string" office:string-value="Tvs:=t#0s;">
            <text:p>Tvs:=t#0s;</text:p>
          </table:table-cell>
          <table:table-cell table:number-columns-repeated="3"/>
        </table:table-row>
        <table:table-row table:style-name="ro1">
          <table:table-cell office:value-type="string">
            <text:p>Tvw</text:p>
          </table:table-cell>
          <table:table-cell office:value-type="float" office:value="67">
            <text:p>67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промивки</text:p>
          </table:table-cell>
          <table:table-cell/>
          <table:table-cell table:formula="of:=CONCATENATE([.A51:.A51];&quot;:=t#0s;&quot;)" office:value-type="string" office:string-value="Tvw:=t#0s;">
            <text:p>Tvw:=t#0s;</text:p>
          </table:table-cell>
          <table:table-cell table:number-columns-repeated="3"/>
        </table:table-row>
        <table:table-row table:style-name="ro1">
          <table:table-cell office:value-type="string">
            <text:p>Tf</text:p>
          </table:table-cell>
          <table:table-cell office:value-type="float" office:value="69">
            <text:p>69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просушки</text:p>
          </table:table-cell>
          <table:table-cell/>
          <table:table-cell table:formula="of:=CONCATENATE([.A52:.A52];&quot;:=t#0s;&quot;)" office:value-type="string" office:string-value="Tf:=t#0s;">
            <text:p>Tf:=t#0s;</text:p>
          </table:table-cell>
          <table:table-cell table:number-columns-repeated="3"/>
        </table:table-row>
        <table:table-row table:style-name="ro1">
          <table:table-cell office:value-type="string">
            <text:p>Tnp</text:p>
          </table:table-cell>
          <table:table-cell office:value-type="float" office:value="71">
            <text:p>71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наповнення</text:p>
          </table:table-cell>
          <table:table-cell table:number-columns-repeated="5"/>
        </table:table-row>
        <table:table-row table:style-name="ro1">
          <table:table-cell office:value-type="string">
            <text:p>kf_Psusp</text:p>
          </table:table-cell>
          <table:table-cell office:value-type="float" office:value="73">
            <text:p>73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Демпфери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54];&quot;:=eep_n_r(&quot;;[.J54];&quot;);&quot;)" office:value-type="string" office:string-value="kf_Psusp:=eep_n_r(1);">
            <text:p>kf_Psusp:=eep_n_r(1);</text:p>
          </table:table-cell>
          <table:table-cell table:formula="of:=CONCATENATE(&quot;Res:=eep_n_w(&quot;;[.J54];&quot;,&quot;;[.A54];&quot;);&quot;)" office:value-type="string" office:string-value="Res:=eep_n_w(1,kf_Psusp);">
            <text:p>Res:=eep_n_w(1,kf_Psusp);</text:p>
          </table:table-cell>
        </table:table-row>
        <table:table-row table:style-name="ro1">
          <table:table-cell office:value-type="string">
            <text:p>kf_Poil</text:p>
          </table:table-cell>
          <table:table-cell office:value-type="float" office:value="74">
            <text:p>74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55];&quot;:=eep_n_r(&quot;;[.J55];&quot;);&quot;)" office:value-type="string" office:string-value="kf_Poil:=eep_n_r(2);">
            <text:p>kf_Poil:=eep_n_r(2);</text:p>
          </table:table-cell>
          <table:table-cell table:formula="of:=CONCATENATE(&quot;Res:=eep_n_w(&quot;;[.J55];&quot;,&quot;;[.A55];&quot;);&quot;)" office:value-type="string" office:string-value="Res:=eep_n_w(2,kf_Poil);">
            <text:p>Res:=eep_n_w(2,kf_Poil);</text:p>
          </table:table-cell>
        </table:table-row>
        <table:table-row table:style-name="ro1">
          <table:table-cell office:value-type="string">
            <text:p>Gsusp_zd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а допустима витрата суспензії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56];&quot;:=INT_REAL(eep_n_r(&quot;;[.J56];&quot;));&quot;)" office:value-type="string" office:string-value="Gsusp_zd:=INT_REAL(eep_n_r(3));">
            <text:p>Gsusp_zd:=INT_REAL(eep_n_r(3));</text:p>
          </table:table-cell>
          <table:table-cell table:formula="of:=CONCATENATE(&quot;Res:=eep_n_w(&quot;;[.J56];&quot;,REAL_INT(&quot;;[.A56];&quot;));&quot;)" office:value-type="string" office:string-value="Res:=eep_n_w(3,REAL_INT(Gsusp_zd));">
            <text:p>Res:=eep_n_w(3,REAL_INT(Gsusp_zd));</text:p>
          </table:table-cell>
        </table:table-row>
        <table:table-row table:style-name="ro1">
          <table:table-cell office:value-type="string">
            <text:p>Psusp_zd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максимальний тиск суспензії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57];&quot;:=INT_REAL(eep_n_r(&quot;;[.J57];&quot;));&quot;)" office:value-type="string" office:string-value="Psusp_zd:=INT_REAL(eep_n_r(4));">
            <text:p>Psusp_zd:=INT_REAL(eep_n_r(4));</text:p>
          </table:table-cell>
          <table:table-cell table:formula="of:=CONCATENATE(&quot;Res:=eep_n_w(&quot;;[.J57];&quot;,REAL_INT(&quot;;[.A57];&quot;));&quot;)" office:value-type="string" office:string-value="Res:=eep_n_w(4,REAL_INT(Psusp_zd));">
            <text:p>Res:=eep_n_w(4,REAL_INT(Psusp_zd));</text:p>
          </table:table-cell>
        </table:table-row>
        <table:table-row table:style-name="ro1">
          <table:table-cell office:value-type="string">
            <text:p>Qvs_zd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об’єм води на висолодже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58];&quot;:=INT_REAL(eep_n_r(&quot;;[.J58];&quot;));&quot;)" office:value-type="string" office:string-value="Qvs_zd:=INT_REAL(eep_n_r(5));">
            <text:p>Qvs_zd:=INT_REAL(eep_n_r(5));</text:p>
          </table:table-cell>
          <table:table-cell table:formula="of:=CONCATENATE(&quot;Res:=eep_n_w(&quot;;[.J58];&quot;,REAL_INT(&quot;;[.A58];&quot;));&quot;)" office:value-type="string" office:string-value="Res:=eep_n_w(5,REAL_INT(Qvs_zd));">
            <text:p>Res:=eep_n_w(5,REAL_INT(Qvs_zd));</text:p>
          </table:table-cell>
        </table:table-row>
        <table:table-row table:style-name="ro2">
          <table:table-cell office:value-type="string">
            <text:p>Qvw_zd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об’єм води на промивку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59];&quot;:=INT_REAL(eep_n_r(&quot;;[.J59];&quot;));&quot;)" office:value-type="string" office:string-value="Qvw_zd:=INT_REAL(eep_n_r(6));">
            <text:p>Qvw_zd:=INT_REAL(eep_n_r(6));</text:p>
          </table:table-cell>
          <table:table-cell table:formula="of:=CONCATENATE(&quot;Res:=eep_n_w(&quot;;[.J59];&quot;,REAL_INT(&quot;;[.A59];&quot;));&quot;)" office:value-type="string" office:string-value="Res:=eep_n_w(6,REAL_INT(Qvw_zd));">
            <text:p>Res:=eep_n_w(6,REAL_INT(Qvw_zd));</text:p>
          </table:table-cell>
        </table:table-row>
        <table:table-row table:style-name="ro1">
          <table:table-cell office:value-type="string">
            <text:p>Ns_min_zd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і оберти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0];&quot;:=INT_REAL(eep_n_r(&quot;;[.J60];&quot;));&quot;)" office:value-type="string" office:string-value="Ns_min_zd:=INT_REAL(eep_n_r(7));">
            <text:p>Ns_min_zd:=INT_REAL(eep_n_r(7));</text:p>
          </table:table-cell>
          <table:table-cell table:formula="of:=CONCATENATE(&quot;Res:=eep_n_w(&quot;;[.J60];&quot;,REAL_INT(&quot;;[.A60];&quot;));&quot;)" office:value-type="string" office:string-value="Res:=eep_n_w(7,REAL_INT(Ns_min_zd));">
            <text:p>Res:=eep_n_w(7,REAL_INT(Ns_min_zd));</text:p>
          </table:table-cell>
        </table:table-row>
        <table:table-row table:style-name="ro1">
          <table:table-cell office:value-type="string">
            <text:p>Ns_st_zd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Оберти наповне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1];&quot;:=INT_REAL(eep_n_r(&quot;;[.J61];&quot;));&quot;)" office:value-type="string" office:string-value="Ns_st_zd:=INT_REAL(eep_n_r(8));">
            <text:p>Ns_st_zd:=INT_REAL(eep_n_r(8));</text:p>
          </table:table-cell>
          <table:table-cell table:formula="of:=CONCATENATE(&quot;Res:=eep_n_w(&quot;;[.J61];&quot;,REAL_INT(&quot;;[.A61];&quot;));&quot;)" office:value-type="string" office:string-value="Res:=eep_n_w(8,REAL_INT(Ns_st_zd));">
            <text:p>Res:=eep_n_w(8,REAL_INT(Ns_st_zd));</text:p>
          </table:table-cell>
        </table:table-row>
        <table:table-row table:style-name="ro1">
          <table:table-cell office:value-type="string">
            <text:p>Nv_min_zd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і оберти насосу подачі води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62];&quot;:=INT_REAL(eep_n_r(&quot;;[.J62];&quot;));&quot;)" office:value-type="string" office:string-value="Nv_min_zd:=INT_REAL(eep_n_r(9));">
            <text:p>Nv_min_zd:=INT_REAL(eep_n_r(9));</text:p>
          </table:table-cell>
          <table:table-cell table:formula="of:=CONCATENATE(&quot;Res:=eep_n_w(&quot;;[.J62];&quot;,REAL_INT(&quot;;[.A62];&quot;));&quot;)" office:value-type="string" office:string-value="Res:=eep_n_w(9,REAL_INT(Nv_min_zd));">
            <text:p>Res:=eep_n_w(9,REAL_INT(Nv_min_zd));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оефіцієнт налаштування регулятора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63];&quot;:=INT_REAL(eep_n_r(&quot;;[.J63];&quot;));&quot;)" office:value-type="string" office:string-value="Kp:=INT_REAL(eep_n_r(10));">
            <text:p>Kp:=INT_REAL(eep_n_r(10));</text:p>
          </table:table-cell>
          <table:table-cell table:formula="of:=CONCATENATE(&quot;Res:=eep_n_w(&quot;;[.J63];&quot;,REAL_INT(&quot;;[.A63];&quot;));&quot;)" office:value-type="string" office:string-value="Res:=eep_n_w(10,REAL_INT(Kp));">
            <text:p>Res:=eep_n_w(10,REAL_INT(Kp));</text:p>
          </table:table-cell>
        </table:table-row>
        <table:table-row table:style-name="ro1">
          <table:table-cell office:value-type="string">
            <text:p>Kp_v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64];&quot;:=INT_REAL(eep_n_r(&quot;;[.J64];&quot;));&quot;)" office:value-type="string" office:string-value="Kp_v:=INT_REAL(eep_n_r(11));">
            <text:p>Kp_v:=INT_REAL(eep_n_r(11));</text:p>
          </table:table-cell>
          <table:table-cell table:formula="of:=CONCATENATE(&quot;Res:=eep_n_w(&quot;;[.J64];&quot;,REAL_INT(&quot;;[.A64];&quot;));&quot;)" office:value-type="string" office:string-value="Res:=eep_n_w(11,REAL_INT(Kp_v));">
            <text:p>Res:=eep_n_w(11,REAL_INT(Kp_v));</text:p>
          </table:table-cell>
        </table:table-row>
        <table:table-row table:style-name="ro1">
          <table:table-cell office:value-type="string">
            <text:p>k_Qv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65];&quot;:=INT_REAL(eep_n_r(&quot;;[.J65];&quot;));&quot;)" office:value-type="string" office:string-value="k_Qv:=INT_REAL(eep_n_r(12));">
            <text:p>k_Qv:=INT_REAL(eep_n_r(12));</text:p>
          </table:table-cell>
          <table:table-cell table:formula="of:=CONCATENATE(&quot;Res:=eep_n_w(&quot;;[.J65];&quot;,REAL_INT(&quot;;[.A65];&quot;));&quot;)" office:value-type="string" office:string-value="Res:=eep_n_w(12,REAL_INT(k_Qv));">
            <text:p>Res:=eep_n_w(12,REAL_INT(k_Qv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Гістерезис по рівню в зб сусп.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66];&quot;:=INT_REAL(eep_n_r(&quot;;[.J66];&quot;));&quot;)" office:value-type="string" office:string-value="Ls_min:=INT_REAL(eep_n_r(13));">
            <text:p>Ls_min:=INT_REAL(eep_n_r(13));</text:p>
          </table:table-cell>
          <table:table-cell table:formula="of:=CONCATENATE(&quot;Res:=eep_n_w(&quot;;[.J66];&quot;,REAL_INT(&quot;;[.A66];&quot;));&quot;)" office:value-type="string" office:string-value="Res:=eep_n_w(13,REAL_INT(Ls_min));">
            <text:p>Res:=eep_n_w(13,REAL_INT(Ls_min));</text:p>
          </table:table-cell>
        </table:table-row>
        <table:table-row table:style-name="ro1">
          <table:table-cell office:value-type="string">
            <text:p>Ls_max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67];&quot;:=INT_REAL(eep_n_r(&quot;;[.J67];&quot;));&quot;)" office:value-type="string" office:string-value="Ls_max:=INT_REAL(eep_n_r(14));">
            <text:p>Ls_max:=INT_REAL(eep_n_r(14));</text:p>
          </table:table-cell>
          <table:table-cell table:formula="of:=CONCATENATE(&quot;Res:=eep_n_w(&quot;;[.J67];&quot;,REAL_INT(&quot;;[.A67];&quot;));&quot;)" office:value-type="string" office:string-value="Res:=eep_n_w(14,REAL_INT(Ls_max));">
            <text:p>Res:=eep_n_w(14,REAL_INT(Ls_max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68];&quot;:=INT_REAL(eep_n_r(&quot;;[.J68];&quot;));&quot;)" office:value-type="string" office:string-value="Ls_start:=INT_REAL(eep_n_r(15));">
            <text:p>Ls_start:=INT_REAL(eep_n_r(15));</text:p>
          </table:table-cell>
          <table:table-cell table:formula="of:=CONCATENATE(&quot;Res:=eep_n_w(&quot;;[.J68];&quot;,REAL_INT(&quot;;[.A68];&quot;));&quot;)" office:value-type="string" office:string-value="Res:=eep_n_w(15,REAL_INT(Ls_start));">
            <text:p>Res:=eep_n_w(15,REAL_INT(Ls_start));</text:p>
          </table:table-cell>
        </table:table-row>
        <table:table-row table:style-name="ro1">
          <table:table-cell office:value-type="string">
            <text:p>Tnp_zd</text:p>
          </table:table-cell>
          <table:table-cell office:value-type="float" office:value="101">
            <text:p>101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наповнення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69];&quot;:=TMR(eep_n_r(&quot;;[.J69];&quot;));&quot;)" office:value-type="string" office:string-value="Tnp_zd:=TMR(eep_n_r(16));">
            <text:p>Tnp_zd:=TMR(eep_n_r(16));</text:p>
          </table:table-cell>
          <table:table-cell table:formula="of:=CONCATENATE(&quot;Res:=eep_n_w(&quot;;[.J69];&quot;,ANA(&quot;;[.A69];&quot;));&quot;)" office:value-type="string" office:string-value="Res:=eep_n_w(16,ANA(Tnp_zd));">
            <text:p>Res:=eep_n_w(16,ANA(Tnp_zd));</text:p>
          </table:table-cell>
        </table:table-row>
        <table:table-row table:style-name="ro1">
          <table:table-cell office:value-type="string">
            <text:p>Tf_zd</text:p>
          </table:table-cell>
          <table:table-cell office:value-type="float" office:value="103">
            <text:p>10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сушіння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0];&quot;:=TMR(eep_n_r(&quot;;[.J70];&quot;));&quot;)" office:value-type="string" office:string-value="Tf_zd:=TMR(eep_n_r(17));">
            <text:p>Tf_zd:=TMR(eep_n_r(17));</text:p>
          </table:table-cell>
          <table:table-cell table:formula="of:=CONCATENATE(&quot;Res:=eep_n_w(&quot;;[.J70];&quot;,ANA(&quot;;[.A70];&quot;));&quot;)" office:value-type="string" office:string-value="Res:=eep_n_w(17,ANA(Tf_zd));">
            <text:p>Res:=eep_n_w(17,ANA(Tf_zd));</text:p>
          </table:table-cell>
        </table:table-row>
        <table:table-row table:style-name="ro1">
          <table:table-cell office:value-type="string">
            <text:p>Tp_zd</text:p>
          </table:table-cell>
          <table:table-cell office:value-type="float" office:value="105">
            <text:p>105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продувки центрального каналу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71];&quot;:=TMR(eep_n_r(&quot;;[.J71];&quot;));&quot;)" office:value-type="string" office:string-value="Tp_zd:=TMR(eep_n_r(18));">
            <text:p>Tp_zd:=TMR(eep_n_r(18));</text:p>
          </table:table-cell>
          <table:table-cell table:formula="of:=CONCATENATE(&quot;Res:=eep_n_w(&quot;;[.J71];&quot;,ANA(&quot;;[.A71];&quot;));&quot;)" office:value-type="string" office:string-value="Res:=eep_n_w(18,ANA(Tp_zd));">
            <text:p>Res:=eep_n_w(18,ANA(Tp_zd));</text:p>
          </table:table-cell>
        </table:table-row>
        <table:table-row table:style-name="ro1">
          <table:table-cell office:value-type="string">
            <text:p>Tb_zd</text:p>
          </table:table-cell>
          <table:table-cell office:value-type="float" office:value="107">
            <text:p>107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скиду тиску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72];&quot;:=TMR(eep_n_r(&quot;;[.J72];&quot;));&quot;)" office:value-type="string" office:string-value="Tb_zd:=TMR(eep_n_r(19));">
            <text:p>Tb_zd:=TMR(eep_n_r(19));</text:p>
          </table:table-cell>
          <table:table-cell table:formula="of:=CONCATENATE(&quot;Res:=eep_n_w(&quot;;[.J72];&quot;,ANA(&quot;;[.A72];&quot;));&quot;)" office:value-type="string" office:string-value="Res:=eep_n_w(19,ANA(Tb_zd));">
            <text:p>Res:=eep_n_w(19,ANA(Tb_zd));</text:p>
          </table:table-cell>
        </table:table-row>
        <table:table-row table:style-name="ro1">
          <table:table-cell office:value-type="string">
            <text:p>Trp_zd</text:p>
          </table:table-cell>
          <table:table-cell office:value-type="float" office:value="109">
            <text:p>109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тримка вимикання маслонасосу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CONCATENATE([.A73];&quot;:=TMR(eep_n_r(&quot;;[.J73];&quot;));&quot;)" office:value-type="string" office:string-value="Trp_zd:=TMR(eep_n_r(20));">
            <text:p>Trp_zd:=TMR(eep_n_r(20));</text:p>
          </table:table-cell>
          <table:table-cell table:formula="of:=CONCATENATE(&quot;Res:=eep_n_w(&quot;;[.J73];&quot;,ANA(&quot;;[.A73];&quot;));&quot;)" office:value-type="string" office:string-value="Res:=eep_n_w(20,ANA(Trp_zd));">
            <text:p>Res:=eep_n_w(20,ANA(Trp_zd));</text:p>
          </table:table-cell>
        </table:table-row>
        <table:table-row table:style-name="ro1">
          <table:table-cell office:value-type="string">
            <text:p>Ta_zd</text:p>
          </table:table-cell>
          <table:table-cell office:value-type="float" office:value="111">
            <text:p>111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аварійний час спрацювання виконавчих механізмів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CONCATENATE([.A74];&quot;:=TMR(eep_n_r(&quot;;[.J74];&quot;));&quot;)" office:value-type="string" office:string-value="Ta_zd:=TMR(eep_n_r(21));">
            <text:p>Ta_zd:=TMR(eep_n_r(21));</text:p>
          </table:table-cell>
          <table:table-cell table:formula="of:=CONCATENATE(&quot;Res:=eep_n_w(&quot;;[.J74];&quot;,ANA(&quot;;[.A74];&quot;));&quot;)" office:value-type="string" office:string-value="Res:=eep_n_w(21,ANA(Ta_zd));">
            <text:p>Res:=eep_n_w(21,ANA(Ta_zd));</text:p>
          </table:table-cell>
        </table:table-row>
        <table:table-row table:style-name="ro1">
          <table:table-cell office:value-type="string">
            <text:p>Tbw_zd</text:p>
          </table:table-cell>
          <table:table-cell office:value-type="float" office:value="113">
            <text:p>11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переміщення рамки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CONCATENATE([.A75];&quot;:=TMR(eep_n_r(&quot;;[.J75];&quot;));&quot;)" office:value-type="string" office:string-value="Tbw_zd:=TMR(eep_n_r(22));">
            <text:p>Tbw_zd:=TMR(eep_n_r(22));</text:p>
          </table:table-cell>
          <table:table-cell table:formula="of:=CONCATENATE(&quot;Res:=eep_n_w(&quot;;[.J75];&quot;,ANA(&quot;;[.A75];&quot;));&quot;)" office:value-type="string" office:string-value="Res:=eep_n_w(22,ANA(Tbw_zd));">
            <text:p>Res:=eep_n_w(22,ANA(Tbw_zd));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3">
          <table:table-cell office:value-type="string">
            <text:p>Save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tart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нопка запуску чогось</text:p>
          </table:table-cell>
          <table:table-cell table:number-columns-repeated="5"/>
        </table:table-row>
        <table:table-row table:style-name="ro1">
          <table:table-cell office:value-type="string">
            <text:p>cAlarm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вітірування аварії</text:p>
          </table:table-cell>
          <table:table-cell table:number-columns-repeated="5"/>
        </table:table-row>
        <table:table-row table:style-name="ro1">
          <table:table-cell office:value-type="string">
            <text:p>Alarm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Глобальна аварія</text:p>
          </table:table-cell>
          <table:table-cell table:number-columns-repeated="5"/>
        </table:table-row>
        <table:table-row table:style-name="ro1">
          <table:table-cell table:formula="of:=CONCATENATE(&quot;A&quot;;RIGHT([.A3];LEN([.A3])-1))" office:value-type="string" office:string-value="A_B">
            <text:p>A_B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B</text:p>
          </table:table-cell>
          <table:table-cell office:value-type="string">
            <text:p>Label_080</text:p>
          </table:table-cell>
          <table:table-cell office:value-type="string">
            <text:p>Аварія клапан B</text:p>
          </table:table-cell>
          <table:table-cell table:number-columns-repeated="3"/>
        </table:table-row>
        <table:table-row table:style-name="ro1">
          <table:table-cell table:formula="of:=CONCATENATE(&quot;A&quot;;RIGHT([.A4];LEN([.A4])-1))" office:value-type="string" office:string-value="A_F">
            <text:p>A_F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F</text:p>
          </table:table-cell>
          <table:table-cell office:value-type="string">
            <text:p>Label_081</text:p>
          </table:table-cell>
          <table:table-cell office:value-type="string">
            <text:p>Аварія клапан F</text:p>
          </table:table-cell>
          <table:table-cell table:number-columns-repeated="3"/>
        </table:table-row>
        <table:table-row table:style-name="ro1">
          <table:table-cell table:formula="of:=CONCATENATE(&quot;A&quot;;RIGHT([.A5];LEN([.A5])-1))" office:value-type="string" office:string-value="A_E">
            <text:p>A_E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E</text:p>
          </table:table-cell>
          <table:table-cell office:value-type="string">
            <text:p>Label_082</text:p>
          </table:table-cell>
          <table:table-cell office:value-type="string">
            <text:p>Аварія клапан E</text:p>
          </table:table-cell>
          <table:table-cell table:number-columns-repeated="3"/>
        </table:table-row>
        <table:table-row table:style-name="ro1">
          <table:table-cell table:formula="of:=CONCATENATE(&quot;A&quot;;RIGHT([.A6];LEN([.A6])-1))" office:value-type="string" office:string-value="A_D">
            <text:p>A_D</text:p>
          </table:table-cell>
          <table:table-cell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D</text:p>
          </table:table-cell>
          <table:table-cell office:value-type="string">
            <text:p>Label_083</text:p>
          </table:table-cell>
          <table:table-cell office:value-type="string">
            <text:p>Аварія клапан D</text:p>
          </table:table-cell>
          <table:table-cell table:number-columns-repeated="3"/>
        </table:table-row>
        <table:table-row table:style-name="ro1">
          <table:table-cell table:formula="of:=CONCATENATE(&quot;A&quot;;RIGHT([.A7];LEN([.A7])-1))" office:value-type="string" office:string-value="A_C">
            <text:p>A_C</text:p>
          </table:table-cell>
          <table:table-cell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C</text:p>
          </table:table-cell>
          <table:table-cell office:value-type="string">
            <text:p>Label_084</text:p>
          </table:table-cell>
          <table:table-cell office:value-type="string">
            <text:p>Аварія клапан C</text:p>
          </table:table-cell>
          <table:table-cell table:number-columns-repeated="3"/>
        </table:table-row>
        <table:table-row table:style-name="ro1">
          <table:table-cell table:formula="of:=CONCATENATE(&quot;A&quot;;RIGHT([.A8];LEN([.A8])-1))" office:value-type="string" office:string-value="A_A">
            <text:p>A_A</text:p>
          </table:table-cell>
          <table:table-cell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A</text:p>
          </table:table-cell>
          <table:table-cell office:value-type="string">
            <text:p>Label_085</text:p>
          </table:table-cell>
          <table:table-cell office:value-type="string">
            <text:p>Аварія клапан A</text:p>
          </table:table-cell>
          <table:table-cell table:number-columns-repeated="3"/>
        </table:table-row>
        <table:table-row table:style-name="ro1">
          <table:table-cell table:formula="of:=CONCATENATE(&quot;A&quot;;RIGHT([.A9];LEN([.A9])-1))" office:value-type="string" office:string-value="A_H">
            <text:p>A_H</text:p>
          </table:table-cell>
          <table:table-cell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H</text:p>
          </table:table-cell>
          <table:table-cell office:value-type="string">
            <text:p>Label_086</text:p>
          </table:table-cell>
          <table:table-cell office:value-type="string">
            <text:p>Аварія клапан H</text:p>
          </table:table-cell>
          <table:table-cell table:number-columns-repeated="3"/>
        </table:table-row>
        <table:table-row table:style-name="ro1">
          <table:table-cell table:formula="of:=CONCATENATE(&quot;A&quot;;RIGHT([.A10];LEN([.A10])-1))" office:value-type="string" office:string-value="A_G">
            <text:p>A_G</text:p>
          </table:table-cell>
          <table:table-cell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G</text:p>
          </table:table-cell>
          <table:table-cell office:value-type="string">
            <text:p>Label_087</text:p>
          </table:table-cell>
          <table:table-cell office:value-type="string">
            <text:p>Аварія клапан G</text:p>
          </table:table-cell>
          <table:table-cell table:number-columns-repeated="3"/>
        </table:table-row>
        <table:table-row table:style-name="ro1">
          <table:table-cell table:formula="of:=CONCATENATE(&quot;A&quot;;RIGHT([.A21];LEN([.A21])-1))" office:value-type="string" office:string-value="A_I">
            <text:p>A_I</text:p>
          </table:table-cell>
          <table:table-cell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шторки ванни</text:p>
          </table:table-cell>
          <table:table-cell office:value-type="string">
            <text:p>Label_088</text:p>
          </table:table-cell>
          <table:table-cell office:value-type="string">
            <text:p>Аварія клапан I</text:p>
          </table:table-cell>
          <table:table-cell table:number-columns-repeated="3"/>
        </table:table-row>
        <table:table-row table:style-name="ro1">
          <table:table-cell table:formula="of:=CONCATENATE(&quot;A&quot;;RIGHT([.A22];LEN([.A22])-1))" office:value-type="string" office:string-value="A_J">
            <text:p>A_J</text:p>
          </table:table-cell>
          <table:table-cell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шторки ванни</text:p>
          </table:table-cell>
          <table:table-cell office:value-type="string">
            <text:p>Label_089</text:p>
          </table:table-cell>
          <table:table-cell office:value-type="string">
            <text:p>Аварія клапан J</text:p>
          </table:table-cell>
          <table:table-cell table:number-columns-repeated="3"/>
        </table:table-row>
        <table:table-row table:style-name="ro1">
          <table:table-cell office:value-type="string">
            <text:p>Ay_pump</text:p>
          </table:table-cell>
          <table:table-cell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кінчення часу стиску фільтра</text:p>
          </table:table-cell>
          <table:table-cell office:value-type="string">
            <text:p>Label_090</text:p>
          </table:table-cell>
          <table:table-cell office:value-type="string">
            <text:p>Аварія маслонасоса</text:p>
          </table:table-cell>
          <table:table-cell table:number-columns-repeated="3"/>
        </table:table-row>
        <table:table-row table:style-name="ro1">
          <table:table-cell office:value-type="string">
            <text:p>Net</text:p>
          </table:table-cell>
          <table:table-cell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по мережі</text:p>
          </table:table-cell>
          <table:table-cell office:value-type="string">
            <text:p>Label_091</text:p>
          </table:table-cell>
          <table:table-cell office:value-type="string">
            <text:p>Немає зв’язку по мережі</text:p>
          </table:table-cell>
          <table:table-cell table:number-columns-repeated="3"/>
        </table:table-row>
        <table:table-row table:style-name="ro1">
          <table:table-cell office:value-type="string">
            <text:p>A_Tr</text:p>
          </table:table-cell>
          <table:table-cell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транспортера під фільтром</text:p>
          </table:table-cell>
          <table:table-cell table:number-columns-repeated="5"/>
        </table:table-row>
        <table:table-row table:style-name="ro1">
          <table:table-cell office:value-type="string">
            <text:p>Tpo_zd</text:p>
          </table:table-cell>
          <table:table-cell office:value-type="float" office:value="133">
            <text:p>13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акс час роботи маслонасоса</text:p>
          </table:table-cell>
          <table:table-cell table:number-columns-repeated="5"/>
        </table:table-row>
        <table:table-row table:style-name="ro1">
          <table:table-cell office:value-type="string">
            <text:p>Ttoff_zd</text:p>
          </table:table-cell>
          <table:table-cell office:value-type="float" office:value="135">
            <text:p>135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Час затримки вимикання транспортера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із КЗП</text:p>
          </table:table-cell>
          <table:table-cell table:number-columns-repeated="5"/>
        </table:table-row>
        <table:table-row table:style-name="ro1">
          <table:table-cell office:value-type="string">
            <text:p>Gsusp</text:p>
          </table:table-cell>
          <table:table-cell office:value-type="float" office:value="200">
            <text:p>200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1">
          <table:table-cell office:value-type="string">
            <text:p>Gvoda</text:p>
          </table:table-cell>
          <table:table-cell office:value-type="float" office:value="202">
            <text:p>202</text:p>
          </table:table-cell>
          <table:table-cell office:value-type="string">
            <text:p>Real</text:p>
          </table:table-cell>
          <table:table-cell table:style-name="ce1" office:value-type="float" office:value="1">
            <text:p>1</text:p>
          </table:table-cell>
          <table:table-cell table:style-name="ce2"/>
          <table:table-cell/>
          <table:table-cell office:value-type="string">
            <text:p>Витрата води</text:p>
          </table:table-cell>
          <table:table-cell table:number-columns-repeated="5"/>
        </table:table-row>
        <table:table-row table:style-name="ro1">
          <table:table-cell office:value-type="string">
            <text:p>Lsusp</text:p>
          </table:table-cell>
          <table:table-cell office:value-type="float" office:value="204">
            <text:p>204</text:p>
          </table:table-cell>
          <table:table-cell office:value-type="string">
            <text:p>Rea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Рівень в зб суспензії</text:p>
          </table:table-cell>
          <table:table-cell table:number-columns-repeated="5"/>
        </table:table-row>
        <table:table-row table:style-name="ro1">
          <table:table-cell office:value-type="string">
            <text:p>Lvoda</text:p>
          </table:table-cell>
          <table:table-cell office:value-type="float" office:value="206">
            <text:p>206</text:p>
          </table:table-cell>
          <table:table-cell office:value-type="string">
            <text:p>Real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office:value-type="string">
            <text:p>Рівень в збірнику води</text:p>
          </table:table-cell>
          <table:table-cell table:number-columns-repeated="5"/>
        </table:table-row>
        <table:table-row table:style-name="ro1">
          <table:table-cell office:value-type="string">
            <text:p>Lp</text:p>
          </table:table-cell>
          <table:table-cell office:value-type="float" office:value="208">
            <text:p>208</text:p>
          </table:table-cell>
          <table:table-cell office:value-type="string">
            <text:p>Rea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Рівень в збірнику промою</text:p>
          </table:table-cell>
          <table:table-cell table:number-columns-repeated="5"/>
        </table:table-row>
        <table:table-row table:style-name="ro1">
          <table:table-cell office:value-type="string">
            <text:p>Lcs</text:p>
          </table:table-cell>
          <table:table-cell office:value-type="float" office:value="210">
            <text:p>210</text:p>
          </table:table-cell>
          <table:table-cell office:value-type="string">
            <text:p>Real</text:p>
          </table:table-cell>
          <table:table-cell table:style-name="ce1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air</text:p>
          </table:table-cell>
          <table:table-cell office:value-type="float" office:value="212">
            <text:p>212</text:p>
          </table:table-cell>
          <table:table-cell office:value-type="string">
            <text:p>Rea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Тиск повітря в ресивері</text:p>
          </table:table-cell>
          <table:table-cell table:number-columns-repeated="5"/>
        </table:table-row>
        <table:table-row table:style-name="ro1">
          <table:table-cell office:value-type="string">
            <text:p>Nps</text:p>
          </table:table-cell>
          <table:table-cell office:value-type="float" office:value="214">
            <text:p>214</text:p>
          </table:table-cell>
          <table:table-cell office:value-type="string">
            <text:p>Real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office:value-type="string">
            <text:p>Потужність двигуна суспензії</text:p>
          </table:table-cell>
          <table:table-cell table:number-columns-repeated="5"/>
        </table:table-row>
        <table:table-row table:style-name="ro1">
          <table:table-cell office:value-type="string">
            <text:p>Npv</text:p>
          </table:table-cell>
          <table:table-cell office:value-type="float" office:value="216">
            <text:p>216</text:p>
          </table:table-cell>
          <table:table-cell office:value-type="string">
            <text:p>Rea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Потужність двигуна води</text:p>
          </table:table-cell>
          <table:table-cell table:number-columns-repeated="5"/>
        </table:table-row>
        <table:table-row table:style-name="ro1">
          <table:table-cell office:value-type="string">
            <text:p>Nf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table:style-name="ce1" office:value-type="float" office:value="9">
            <text:p>9</text:p>
          </table:table-cell>
          <table:table-cell table:number-columns-repeated="2"/>
          <table:table-cell office:value-type="string">
            <text:p>Номер фільтра о фільтрує</text:p>
          </table:table-cell>
          <table:table-cell table:number-columns-repeated="5"/>
        </table:table-row>
        <table:table-row table:style-name="ro1">
          <table:table-cell office:value-type="string">
            <text:p>n_kf</text:p>
          </table:table-cell>
          <table:table-cell office:value-type="float" office:value="219">
            <text:p>219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Номер фільтра налаштовується вручну</text:p>
          </table:table-cell>
          <table:table-cell table:number-columns-repeated="5"/>
        </table:table-row>
        <table:table-row table:style-name="ro1">
          <table:table-cell office:value-type="string">
            <text:p>t_Qsusp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роміжні змінні</text:p>
          </table:table-cell>
          <table:table-cell table:number-columns-repeated="5"/>
        </table:table-row>
        <table:table-row table:style-name="ro1">
          <table:table-cell office:value-type="string">
            <text:p>t_Qvs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3">
          <table:table-cell office:value-type="string">
            <text:p>t_Qvw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um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Інтегральна сума</text:p>
          </table:table-cell>
          <table:table-cell table:number-columns-repeated="5"/>
        </table:table-row>
        <table:table-row table:style-name="ro1">
          <table:table-cell office:value-type="string">
            <text:p>Sum_v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</text:p>
          </table:table-cell>
          <table:table-cell office:value-type="float" office:value="220">
            <text:p>220</text:p>
          </table:table-cell>
          <table:table-cell office:value-type="string">
            <text:p>Real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Завдання на насос суспензії</text:p>
          </table:table-cell>
          <table:table-cell table:number-columns-repeated="5"/>
        </table:table-row>
        <table:table-row table:style-name="ro1">
          <table:table-cell office:value-type="string">
            <text:p>Nv_zd</text:p>
          </table:table-cell>
          <table:table-cell office:value-type="float" office:value="222">
            <text:p>222</text:p>
          </table:table-cell>
          <table:table-cell office:value-type="string">
            <text:p>Real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Завдання на насос води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_bw_c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Всякі різні таймери, щоб мало не показалося</text:p>
          </table:table-cell>
          <table:table-cell table:number-columns-repeated="5"/>
        </table:table-row>
        <table:table-row table:style-name="ro1">
          <table:table-cell office:value-type="string">
            <text:p>T_b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all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s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il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np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p</text:p>
          </table:table-cell>
          <table:table-cell office:value-type="float" office:value="224">
            <text:p>224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b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wai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q_t_vs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висолодження</text:p>
          </table:table-cell>
          <table:table-cell table:number-columns-repeated="5"/>
        </table:table-row>
        <table:table-row table:style-name="ro1">
          <table:table-cell office:value-type="string">
            <text:p>q_t_v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f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b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S_ou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йшов час відвенений на запуск ПТС</text:p>
          </table:table-cell>
          <table:table-cell table:number-columns-repeated="5"/>
        </table:table-row>
        <table:table-row table:style-name="ro1">
          <table:table-cell office:value-type="string">
            <text:p>q_T_b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r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n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tart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фільтра</text:p>
          </table:table-cell>
          <table:table-cell table:number-columns-repeated="5"/>
        </table:table-row>
        <table:table-row table:style-name="ro1">
          <table:table-cell office:value-type="string">
            <text:p>pts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ПТС</text:p>
          </table:table-cell>
          <table:table-cell table:number-columns-repeated="5"/>
        </table:table-row>
        <table:table-row table:style-name="ro1">
          <table:table-cell office:value-type="string">
            <text:p>star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</text:p>
          </table:table-cell>
          <table:table-cell table:number-columns-repeated="5"/>
        </table:table-row>
        <table:table-row table:style-name="ro1">
          <table:table-cell office:value-type="string">
            <text:p>pts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 ПТС</text:p>
          </table:table-cell>
          <table:table-cell table:number-columns-repeated="5"/>
        </table:table-row>
        <table:table-row table:style-name="ro1">
          <table:table-cell office:value-type="string">
            <text:p>fReg_run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регулятора подачі суспензії</text:p>
          </table:table-cell>
          <table:table-cell table:number-columns-repeated="5"/>
        </table:table-row>
        <table:table-row table:style-name="ro1">
          <table:table-cell office:value-type="string">
            <text:p>Tr_m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ер осаду</text:p>
          </table:table-cell>
          <table:table-cell table:number-columns-repeated="5"/>
        </table:table-row>
        <table:table-row table:style-name="ro1">
          <table:table-cell office:value-type="string">
            <text:p>Tr_a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запуску транспортера</text:p>
          </table:table-cell>
          <table:table-cell table:number-columns-repeated="5"/>
        </table:table-row>
        <table:table-row table:style-name="ro1">
          <table:table-cell office:value-type="string">
            <text:p>re_X_pause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дній фронт кінцевика шморгалки</text:p>
          </table:table-cell>
          <table:table-cell table:number-columns-repeated="5"/>
        </table:table-row>
        <table:table-row table:style-name="ro1">
          <table:table-cell office:value-type="string">
            <text:p>s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аймер гудка</text:p>
          </table:table-cell>
          <table:table-cell table:number-columns-repeated="5"/>
        </table:table-row>
        <table:table-row table:style-name="ro1">
          <table:table-cell office:value-type="string">
            <text:p>q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</table:table>
      <table:table table:name="Аркуш2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ST_WAIT</text:p>
          </table:table-cell>
          <table:table-cell office:value-type="float" office:value="0">
            <text:p>0</text:p>
          </table:table-cell>
          <table:table-cell office:value-type="string">
            <text:p>Очікування</text:p>
          </table:table-cell>
        </table:table-row>
        <table:table-row table:style-name="ro1">
          <table:table-cell office:value-type="string">
            <text:p>ST_START</text:p>
          </table:table-cell>
          <table:table-cell office:value-type="float" office:value="1">
            <text:p>1</text:p>
          </table:table-cell>
          <table:table-cell office:value-type="string">
            <text:p>Запуск, передстартова підготовка</text:p>
          </table:table-cell>
        </table:table-row>
        <table:table-row table:style-name="ro1">
          <table:table-cell office:value-type="string">
            <text:p>ST_PRESH</text:p>
          </table:table-cell>
          <table:table-cell office:value-type="float" office:value="2">
            <text:p>2</text:p>
          </table:table-cell>
          <table:table-cell office:value-type="string">
            <text:p>Стискання преса</text:p>
          </table:table-cell>
        </table:table-row>
        <table:table-row table:style-name="ro1">
          <table:table-cell office:value-type="string">
            <text:p>ST_FILTERING</text:p>
          </table:table-cell>
          <table:table-cell office:value-type="float" office:value="2">
            <text:p>2</text:p>
          </table:table-cell>
          <table:table-cell office:value-type="string">
            <text:p>Фільтрування</text:p>
          </table:table-cell>
        </table:table-row>
        <table:table-row table:style-name="ro1">
          <table:table-cell office:value-type="string">
            <text:p>ST_DISSUGARING</text:p>
          </table:table-cell>
          <table:table-cell office:value-type="float" office:value="3">
            <text:p>3</text:p>
          </table:table-cell>
          <table:table-cell office:value-type="string">
            <text:p>Висолодження</text:p>
          </table:table-cell>
        </table:table-row>
        <table:table-row table:style-name="ro1">
          <table:table-cell office:value-type="string">
            <text:p>ST_WASHING</text:p>
          </table:table-cell>
          <table:table-cell office:value-type="float" office:value="4">
            <text:p>4</text:p>
          </table:table-cell>
          <table:table-cell office:value-type="string">
            <text:p>Промивка</text:p>
          </table:table-cell>
        </table:table-row>
        <table:table-row table:style-name="ro1">
          <table:table-cell office:value-type="string">
            <text:p>ST_SCAVENGING</text:p>
          </table:table-cell>
          <table:table-cell office:value-type="float" office:value="5">
            <text:p>5</text:p>
          </table:table-cell>
          <table:table-cell office:value-type="string">
            <text:p>Продувка</text:p>
          </table:table-cell>
        </table:table-row>
        <table:table-row table:style-name="ro1">
          <table:table-cell office:value-type="string">
            <text:p>ST_DRYING</text:p>
          </table:table-cell>
          <table:table-cell office:value-type="float" office:value="6">
            <text:p>6</text:p>
          </table:table-cell>
          <table:table-cell office:value-type="string">
            <text:p>Просушка</text:p>
          </table:table-cell>
        </table:table-row>
        <table:table-row table:style-name="ro1">
          <table:table-cell office:value-type="string">
            <text:p>ST_BLEED</text:p>
          </table:table-cell>
          <table:table-cell office:value-type="float" office:value="7">
            <text:p>7</text:p>
          </table:table-cell>
          <table:table-cell office:value-type="string">
            <text:p>Ліквідація тиску</text:p>
          </table:table-cell>
        </table:table-row>
        <table:table-row table:style-name="ro1">
          <table:table-cell office:value-type="string">
            <text:p>ST_STARTPTS</text:p>
          </table:table-cell>
          <table:table-cell office:value-type="float" office:value="8">
            <text:p>8</text:p>
          </table:table-cell>
          <table:table-cell office:value-type="string">
            <text:p>Запуск ПТС</text:p>
          </table:table-cell>
        </table:table-row>
        <table:table-row table:style-name="ro1">
          <table:table-cell office:value-type="string">
            <text:p>ST_UPLOADING</text:p>
          </table:table-cell>
          <table:table-cell office:value-type="float" office:value="9">
            <text:p>9</text:p>
          </table:table-cell>
          <table:table-cell office:value-type="string">
            <text:p>Вивантаження</text:p>
          </table:table-cell>
        </table:table-row>
        <table:table-row table:style-name="ro1">
          <table:table-cell office:value-type="string">
            <text:p>ST_PALARM</text:p>
          </table:table-cell>
          <table:table-cell office:value-type="float" office:value="10">
            <text:p>10</text:p>
          </table:table-cell>
          <table:table-cell office:value-type="string">
            <text:p>Зупинка програми через аварійне зростання тиску</text:p>
          </table:table-cell>
        </table:table-row>
      </table:table>
      <table:table table:name="Аркуш3" table:style-name="ta1" table:print="false"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4">
          <table:table-cell office:value-type="string">
            <text:p>Psusp</text:p>
          </table:table-cell>
          <table:table-cell office:value-type="float" office:value="6">
            <text:p>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суспензії</text:p>
          </table:table-cell>
          <table:table-cell table:number-columns-repeated="5"/>
        </table:table-row>
        <table:table-row table:style-name="ro4">
          <table:table-cell office:value-type="string">
            <text:p>Psusp_zd</text:p>
          </table:table-cell>
          <table:table-cell office:value-type="float" office:value="8">
            <text:p>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]" office:value-type="string" office:string-value="Psusp">
            <text:p>Psusp</text:p>
          </table:table-cell>
          <table:table-cell office:value-type="string">
            <text:p>Заданий 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X_01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CONCATENATE([.A6];&quot;:=%IX1.&quot;;[.K6];&quot;;&quot;)" office:value-type="string" office:string-value="X_01:=%IX1.1;">
            <text:p>X_01:=%IX1.1;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1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7];&quot;:=%IX1.&quot;;[.K7];&quot;;&quot;)" office:value-type="string" office:string-value="X_02:=%IX1.2;">
            <text:p>X_02:=%IX1.2;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2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CONCATENATE([.A8];&quot;:=%IX1.&quot;;[.K8];&quot;;&quot;)" office:value-type="string" office:string-value="X_03:=%IX1.3;">
            <text:p>X_03:=%IX1.3;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CONCATENATE([.A9];&quot;:=%IX1.&quot;;[.K9];&quot;;&quot;)" office:value-type="string" office:string-value="X_04:=%IX1.4;">
            <text:p>X_04:=%IX1.4;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3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CONCATENATE([.A10];&quot;:=%IX1.&quot;;[.K10];&quot;;&quot;)" office:value-type="string" office:string-value="X_05:=%IX1.5;">
            <text:p>X_05:=%IX1.5;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3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CONCATENATE([.A11];&quot;:=%IX1.&quot;;[.K11];&quot;;&quot;)" office:value-type="string" office:string-value="X_06:=%IX1.6;">
            <text:p>X_06:=%IX1.6;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холодної води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CONCATENATE([.A12];&quot;:=%IX1.&quot;;[.K12];&quot;;&quot;)" office:value-type="string" office:string-value="X_07:=%IX1.7;">
            <text:p>X_07:=%IX1.7;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арячої води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CONCATENATE([.A13];&quot;:=%IX1.&quot;;[.K13];&quot;;&quot;)" office:value-type="string" office:string-value="X_08:=%IX1.8;">
            <text:p>X_08:=%IX1.8;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ЧП насосу суспензії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CONCATENATE([.A14];&quot;:=%IX1.&quot;;[.K14];&quot;;&quot;)" office:value-type="string" office:string-value="X_09:=%IX1.9;">
            <text:p>X_09:=%IX1.9;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ЧП насосу суспензї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CONCATENATE([.A15];&quot;:=%IX1.&quot;;[.K15];&quot;;&quot;)" office:value-type="string" office:string-value="X_10:=%IX1.10;">
            <text:p>X_10:=%IX1.10;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ЧП насосу води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16];&quot;:=%IX1.&quot;;[.K16];&quot;;&quot;)" office:value-type="string" office:string-value="X_11:=%IX1.11;">
            <text:p>X_11:=%IX1.11;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ЧП насосу води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17];&quot;:=%IX1.&quot;;[.K17];&quot;;&quot;)" office:value-type="string" office:string-value="X_12:=%IX1.12;">
            <text:p>X_12:=%IX1.12;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3">
            <text:p>13</text:p>
          </table:table-cell>
          <table:table-cell table:formula="of:=CONCATENATE([.A18];&quot;:=%IX1.&quot;;[.K18];&quot;;&quot;)" office:value-type="string" office:string-value="X_13:=%IX1.13;">
            <text:p>X_13:=%IX1.13;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4">
            <text:p>14</text:p>
          </table:table-cell>
          <table:table-cell table:formula="of:=CONCATENATE([.A19];&quot;:=%IX1.&quot;;[.K19];&quot;;&quot;)" office:value-type="string" office:string-value="X_14:=%IX1.14;">
            <text:p>X_14:=%IX1.14;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CONCATENATE([.A20];&quot;:=%IX1.&quot;;[.K20];&quot;;&quot;)" office:value-type="string" office:string-value="X_15:=%IX1.15;">
            <text:p>X_15:=%IX1.15;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CONCATENATE([.A21];&quot;:=%IX1.&quot;;[.K21];&quot;;&quot;)" office:value-type="string" office:string-value="X_16:=%IX1.16;">
            <text:p>X_16:=%IX1.16;</text:p>
          </table:table-cell>
        </table:table-row>
        <table:table-row table:style-name="ro1">
          <table:table-cell office:value-type="string">
            <text:p>Y_run_1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ротера №1</text:p>
          </table:table-cell>
          <table:table-cell table:number-columns-repeated="5"/>
        </table:table-row>
        <table:table-row table:style-name="ro1">
          <table:table-cell office:value-type="string">
            <text:p>Y_alm_1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1</text:p>
          </table:table-cell>
          <table:table-cell table:number-columns-repeated="5"/>
        </table:table-row>
        <table:table-row table:style-name="ro1">
          <table:table-cell office:value-type="string">
            <text:p>Y_run_2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2</text:p>
          </table:table-cell>
          <table:table-cell table:number-columns-repeated="5"/>
        </table:table-row>
        <table:table-row table:style-name="ro1">
          <table:table-cell office:value-type="string">
            <text:p>Y_alm_2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2</text:p>
          </table:table-cell>
          <table:table-cell table:number-columns-repeated="5"/>
        </table:table-row>
        <table:table-row table:style-name="ro1">
          <table:table-cell office:value-type="string">
            <text:p>Y_run_3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3</text:p>
          </table:table-cell>
          <table:table-cell table:number-columns-repeated="5"/>
        </table:table-row>
        <table:table-row table:style-name="ro1">
          <table:table-cell office:value-type="string">
            <text:p>Y_alm_3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3</text:p>
          </table:table-cell>
          <table:table-cell table:number-columns-repeated="5"/>
        </table:table-row>
        <table:table-row table:style-name="ro1">
          <table:table-cell office:value-type="string">
            <text:p>Y_08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холодної води</text:p>
          </table:table-cell>
          <table:table-cell table:number-columns-repeated="5"/>
        </table:table-row>
        <table:table-row table:style-name="ro1">
          <table:table-cell office:value-type="string">
            <text:p>Y_09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арячої води</text:p>
          </table:table-cell>
          <table:table-cell table:number-columns-repeated="5"/>
        </table:table-row>
        <table:table-row table:style-name="ro1">
          <table:table-cell office:value-type="string">
            <text:p>Y_10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П насосу супензії</text:p>
          </table:table-cell>
          <table:table-cell table:number-columns-repeated="5"/>
        </table:table-row>
        <table:table-row table:style-name="ro1">
          <table:table-cell office:value-type="string">
            <text:p>Y_11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Уповільнення ЧП насосу суспензії</text:p>
          </table:table-cell>
          <table:table-cell table:number-columns-repeated="5"/>
        </table:table-row>
        <table:table-row table:style-name="ro1">
          <table:table-cell office:value-type="string">
            <text:p>Y_12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П насосу води</text:p>
          </table:table-cell>
          <table:table-cell table:number-columns-repeated="5"/>
        </table:table-row>
        <table:table-row table:style-name="ro1">
          <table:table-cell office:value-type="string">
            <text:p>Y_13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Уповільнення ЧП насосу води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технологічного повітря</text:p>
          </table:table-cell>
          <table:table-cell table:number-columns-repeated="5"/>
        </table:table-row>
        <table:table-row table:style-name="ro1">
          <table:table-cell office:value-type="string">
            <text:p>Pvoda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ам. Води</text:p>
          </table:table-cell>
          <table:table-cell table:number-columns-repeated="5"/>
        </table:table-row>
        <table:table-row table:style-name="ro1">
          <table:table-cell table:formula="of:=[Tags.A113]" office:value-type="string" office:string-value="Lsusp">
            <text:p>Lsusp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ль в зб.суспензії</text:p>
          </table:table-cell>
          <table:table-cell table:number-columns-repeated="5"/>
        </table:table-row>
        <table:table-row table:style-name="ro1">
          <table:table-cell table:formula="of:=[Tags.A118]" office:value-type="string" office:string-value="Nps">
            <text:p>Nps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Потужність насосу суспензії</text:p>
          </table:table-cell>
          <table:table-cell table:number-columns-repeated="5"/>
        </table:table-row>
        <table:table-row table:style-name="ro1">
          <table:table-cell table:formula="of:=[Tags.A119]" office:value-type="string" office:string-value="Npv">
            <text:p>Npv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Потужність насосу води</text:p>
          </table:table-cell>
          <table:table-cell table:number-columns-repeated="5"/>
        </table:table-row>
        <table:table-row table:style-name="ro1">
          <table:table-cell table:formula="of:=[Tags.A111]" office:value-type="string" office:string-value="Gsusp">
            <text:p>Gsusp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1">
          <table:table-cell table:formula="of:=[Tags.A112]" office:value-type="string" office:string-value="Gvoda">
            <text:p>Gvoda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води</text:p>
          </table:table-cell>
          <table:table-cell table:number-columns-repeated="5"/>
        </table:table-row>
        <table:table-row table:style-name="ro1">
          <table:table-cell office:value-type="string">
            <text:p>Lvoda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ль в зб. Води</text:p>
          </table:table-cell>
          <table:table-cell table:number-columns-repeated="5"/>
        </table:table-row>
        <table:table-row table:style-name="ro1">
          <table:table-cell office:value-type="string">
            <text:p>Tvoda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води</text:p>
          </table:table-cell>
          <table:table-cell table:number-columns-repeated="5"/>
        </table:table-row>
        <table:table-row table:style-name="ro1">
          <table:table-cell office:value-type="string">
            <text:p>Lp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. Висолодження</text:p>
          </table:table-cell>
          <table:table-cell table:number-columns-repeated="5"/>
        </table:table-row>
        <table:table-row table:style-name="ro1">
          <table:table-cell office:value-type="string">
            <text:p>Lcs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. Чистого соку</text:p>
          </table:table-cell>
          <table:table-cell table:number-columns-repeated="5"/>
        </table:table-row>
        <table:table-row table:style-name="ro1">
          <table:table-cell office:value-type="string">
            <text:p>Xv_01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0 100</text:p>
          </table:table-cell>
          <table:table-cell office:value-type="string">
            <text:p>Управління насосом суспензії</text:p>
          </table:table-cell>
          <table:table-cell table:number-columns-repeated="5"/>
        </table:table-row>
        <table:table-row table:style-name="ro1">
          <table:table-cell office:value-type="string">
            <text:p>Xv_02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0 100</text:p>
          </table:table-cell>
          <table:table-cell office:value-type="string">
            <text:p>Управління насосом води</text:p>
          </table:table-cell>
          <table:table-cell table:number-columns-repeated="5"/>
        </table:table-row>
        <table:table-row table:style-name="ro1">
          <table:table-cell office:value-type="string">
            <text:p>Nf</text:p>
          </table:table-cell>
          <table:table-cell office:value-type="float" office:value="64">
            <text:p>6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омер фільтра що фільтрує</text:p>
          </table:table-cell>
          <table:table-cell table:number-columns-repeated="5"/>
        </table:table-row>
        <table:table-row table:style-name="ro1">
          <table:table-cell office:value-type="string">
            <text:p>Fs_01</text:p>
          </table:table-cell>
          <table:table-cell office:value-type="float" office:value="65">
            <text:p>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CONCATENATE([.A48];&quot;:=INT_REAL(eep_n_r(&quot;;[.J48];&quot;));&quot;)" office:value-type="string" office:string-value="Fs_01:=INT_REAL(eep_n_r(1));">
            <text:p>Fs_01:=INT_REAL(eep_n_r(1));</text:p>
          </table:table-cell>
          <table:table-cell table:formula="of:=CONCATENATE(&quot;Res:=eep_n_w(&quot;;[.J48];&quot;,REAL_INT(&quot;;[.A48];&quot;));&quot;)" office:value-type="string" office:string-value="Res:=eep_n_w(1,REAL_INT(Fs_01));">
            <text:p>Res:=eep_n_w(1,REAL_INT(Fs_01));</text:p>
          </table:table-cell>
        </table:table-row>
        <table:table-row table:style-name="ro1">
          <table:table-cell office:value-type="string">
            <text:p>Fs_02</text:p>
          </table:table-cell>
          <table:table-cell office:value-type="float" office:value="67">
            <text:p>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49];&quot;:=INT_REAL(eep_n_r(&quot;;[.J49];&quot;));&quot;)" office:value-type="string" office:string-value="Fs_02:=INT_REAL(eep_n_r(2));">
            <text:p>Fs_02:=INT_REAL(eep_n_r(2));</text:p>
          </table:table-cell>
          <table:table-cell table:formula="of:=CONCATENATE(&quot;Res:=eep_n_w(&quot;;[.J49];&quot;,REAL_INT(&quot;;[.A49];&quot;));&quot;)" office:value-type="string" office:string-value="Res:=eep_n_w(2,REAL_INT(Fs_02));">
            <text:p>Res:=eep_n_w(2,REAL_INT(Fs_02));</text:p>
          </table:table-cell>
        </table:table-row>
        <table:table-row table:style-name="ro1">
          <table:table-cell office:value-type="string">
            <text:p>Fs_03</text:p>
          </table:table-cell>
          <table:table-cell office:value-type="float" office:value="69">
            <text:p>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CONCATENATE([.A50];&quot;:=INT_REAL(eep_n_r(&quot;;[.J50];&quot;));&quot;)" office:value-type="string" office:string-value="Fs_03:=INT_REAL(eep_n_r(3));">
            <text:p>Fs_03:=INT_REAL(eep_n_r(3));</text:p>
          </table:table-cell>
          <table:table-cell table:formula="of:=CONCATENATE(&quot;Res:=eep_n_w(&quot;;[.J50];&quot;,REAL_INT(&quot;;[.A50];&quot;));&quot;)" office:value-type="string" office:string-value="Res:=eep_n_w(3,REAL_INT(Fs_03));">
            <text:p>Res:=eep_n_w(3,REAL_INT(Fs_03));</text:p>
          </table:table-cell>
        </table:table-row>
        <table:table-row table:style-name="ro1">
          <table:table-cell office:value-type="string">
            <text:p>Fs_04</text:p>
          </table:table-cell>
          <table:table-cell office:value-type="float" office:value="71">
            <text:p>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CONCATENATE([.A51];&quot;:=INT_REAL(eep_n_r(&quot;;[.J51];&quot;));&quot;)" office:value-type="string" office:string-value="Fs_04:=INT_REAL(eep_n_r(4));">
            <text:p>Fs_04:=INT_REAL(eep_n_r(4));</text:p>
          </table:table-cell>
          <table:table-cell table:formula="of:=CONCATENATE(&quot;Res:=eep_n_w(&quot;;[.J51];&quot;,REAL_INT(&quot;;[.A51];&quot;));&quot;)" office:value-type="string" office:string-value="Res:=eep_n_w(4,REAL_INT(Fs_04));">
            <text:p>Res:=eep_n_w(4,REAL_INT(Fs_04));</text:p>
          </table:table-cell>
        </table:table-row>
        <table:table-row table:style-name="ro1">
          <table:table-cell office:value-type="string">
            <text:p>Fs_05</text:p>
          </table:table-cell>
          <table:table-cell office:value-type="float" office:value="73">
            <text:p>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CONCATENATE([.A52];&quot;:=INT_REAL(eep_n_r(&quot;;[.J52];&quot;));&quot;)" office:value-type="string" office:string-value="Fs_05:=INT_REAL(eep_n_r(5));">
            <text:p>Fs_05:=INT_REAL(eep_n_r(5));</text:p>
          </table:table-cell>
          <table:table-cell table:formula="of:=CONCATENATE(&quot;Res:=eep_n_w(&quot;;[.J52];&quot;,REAL_INT(&quot;;[.A52];&quot;));&quot;)" office:value-type="string" office:string-value="Res:=eep_n_w(5,REAL_INT(Fs_05));">
            <text:p>Res:=eep_n_w(5,REAL_INT(Fs_05));</text:p>
          </table:table-cell>
        </table:table-row>
        <table:table-row table:style-name="ro1">
          <table:table-cell office:value-type="string">
            <text:p>Fs_06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CONCATENATE([.A53];&quot;:=INT_REAL(eep_n_r(&quot;;[.J53];&quot;));&quot;)" office:value-type="string" office:string-value="Fs_06:=INT_REAL(eep_n_r(6));">
            <text:p>Fs_06:=INT_REAL(eep_n_r(6));</text:p>
          </table:table-cell>
          <table:table-cell table:formula="of:=CONCATENATE(&quot;Res:=eep_n_w(&quot;;[.J53];&quot;,REAL_INT(&quot;;[.A53];&quot;));&quot;)" office:value-type="string" office:string-value="Res:=eep_n_w(6,REAL_INT(Fs_06));">
            <text:p>Res:=eep_n_w(6,REAL_INT(Fs_06));</text:p>
          </table:table-cell>
        </table:table-row>
        <table:table-row table:style-name="ro1">
          <table:table-cell office:value-type="string">
            <text:p>Fs_07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CONCATENATE([.A54];&quot;:=INT_REAL(eep_n_r(&quot;;[.J54];&quot;));&quot;)" office:value-type="string" office:string-value="Fs_07:=INT_REAL(eep_n_r(7));">
            <text:p>Fs_07:=INT_REAL(eep_n_r(7));</text:p>
          </table:table-cell>
          <table:table-cell table:formula="of:=CONCATENATE(&quot;Res:=eep_n_w(&quot;;[.J54];&quot;,REAL_INT(&quot;;[.A54];&quot;));&quot;)" office:value-type="string" office:string-value="Res:=eep_n_w(7,REAL_INT(Fs_07));">
            <text:p>Res:=eep_n_w(7,REAL_INT(Fs_07));</text:p>
          </table:table-cell>
        </table:table-row>
        <table:table-row table:style-name="ro1">
          <table:table-cell office:value-type="string">
            <text:p>Fs_08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CONCATENATE([.A55];&quot;:=INT_REAL(eep_n_r(&quot;;[.J55];&quot;));&quot;)" office:value-type="string" office:string-value="Fs_08:=INT_REAL(eep_n_r(8));">
            <text:p>Fs_08:=INT_REAL(eep_n_r(8));</text:p>
          </table:table-cell>
          <table:table-cell table:formula="of:=CONCATENATE(&quot;Res:=eep_n_w(&quot;;[.J55];&quot;,REAL_INT(&quot;;[.A55];&quot;));&quot;)" office:value-type="string" office:string-value="Res:=eep_n_w(8,REAL_INT(Fs_08));">
            <text:p>Res:=eep_n_w(8,REAL_INT(Fs_08));</text:p>
          </table:table-cell>
        </table:table-row>
        <table:table-row table:style-name="ro1">
          <table:table-cell office:value-type="string">
            <text:p>Fs_09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CONCATENATE([.A56];&quot;:=INT_REAL(eep_n_r(&quot;;[.J56];&quot;));&quot;)" office:value-type="string" office:string-value="Fs_09:=INT_REAL(eep_n_r(9));">
            <text:p>Fs_09:=INT_REAL(eep_n_r(9));</text:p>
          </table:table-cell>
          <table:table-cell table:formula="of:=CONCATENATE(&quot;Res:=eep_n_w(&quot;;[.J56];&quot;,REAL_INT(&quot;;[.A56];&quot;));&quot;)" office:value-type="string" office:string-value="Res:=eep_n_w(9,REAL_INT(Fs_09));">
            <text:p>Res:=eep_n_w(9,REAL_INT(Fs_09));</text:p>
          </table:table-cell>
        </table:table-row>
        <table:table-row table:style-name="ro1">
          <table:table-cell office:value-type="string">
            <text:p>Fs_10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CONCATENATE([.A57];&quot;:=INT_REAL(eep_n_r(&quot;;[.J57];&quot;));&quot;)" office:value-type="string" office:string-value="Fs_10:=INT_REAL(eep_n_r(10));">
            <text:p>Fs_10:=INT_REAL(eep_n_r(10));</text:p>
          </table:table-cell>
          <table:table-cell table:formula="of:=CONCATENATE(&quot;Res:=eep_n_w(&quot;;[.J57];&quot;,REAL_INT(&quot;;[.A57];&quot;));&quot;)" office:value-type="string" office:string-value="Res:=eep_n_w(10,REAL_INT(Fs_10));">
            <text:p>Res:=eep_n_w(10,REAL_INT(Fs_10));</text:p>
          </table:table-cell>
        </table:table-row>
        <table:table-row table:style-name="ro1">
          <table:table-cell office:value-type="string">
            <text:p>Fs_1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58];&quot;:=INT_REAL(eep_n_r(&quot;;[.J58];&quot;));&quot;)" office:value-type="string" office:string-value="Fs_11:=INT_REAL(eep_n_r(11));">
            <text:p>Fs_11:=INT_REAL(eep_n_r(11));</text:p>
          </table:table-cell>
          <table:table-cell table:formula="of:=CONCATENATE(&quot;Res:=eep_n_w(&quot;;[.J58];&quot;,REAL_INT(&quot;;[.A58];&quot;));&quot;)" office:value-type="string" office:string-value="Res:=eep_n_w(11,REAL_INT(Fs_11));">
            <text:p>Res:=eep_n_w(11,REAL_INT(Fs_11));</text:p>
          </table:table-cell>
        </table:table-row>
        <table:table-row table:style-name="ro1">
          <table:table-cell office:value-type="string">
            <text:p>Kf_01</text:p>
          </table:table-cell>
          <table:table-cell office:value-type="float" office:value="87">
            <text:p>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Демпфери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59];&quot;:=eep_n_r(&quot;;[.J59];&quot;);&quot;)" office:value-type="string" office:string-value="Kf_01:=eep_n_r(12);">
            <text:p>Kf_01:=eep_n_r(12);</text:p>
          </table:table-cell>
          <table:table-cell table:formula="of:=CONCATENATE(&quot;Res:=eep_n_w(&quot;;[.J59];&quot;,&quot;;[.A59];&quot;);&quot;)" office:value-type="string" office:string-value="Res:=eep_n_w(12,Kf_01);">
            <text:p>Res:=eep_n_w(12,Kf_01);</text:p>
          </table:table-cell>
        </table:table-row>
        <table:table-row table:style-name="ro1">
          <table:table-cell office:value-type="string">
            <text:p>Kf_02</text:p>
          </table:table-cell>
          <table:table-cell office:value-type="float" office:value="88">
            <text:p>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60];&quot;:=eep_n_r(&quot;;[.J60];&quot;);&quot;)" office:value-type="string" office:string-value="Kf_02:=eep_n_r(13);">
            <text:p>Kf_02:=eep_n_r(13);</text:p>
          </table:table-cell>
          <table:table-cell table:formula="of:=CONCATENATE(&quot;Res:=eep_n_w(&quot;;[.J60];&quot;,&quot;;[.A60];&quot;);&quot;)" office:value-type="string" office:string-value="Res:=eep_n_w(13,Kf_02);">
            <text:p>Res:=eep_n_w(13,Kf_02);</text:p>
          </table:table-cell>
        </table:table-row>
        <table:table-row table:style-name="ro1">
          <table:table-cell office:value-type="string">
            <text:p>Kf_03</text:p>
          </table:table-cell>
          <table:table-cell office:value-type="float" office:value="89">
            <text:p>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61];&quot;:=eep_n_r(&quot;;[.J61];&quot;);&quot;)" office:value-type="string" office:string-value="Kf_03:=eep_n_r(14);">
            <text:p>Kf_03:=eep_n_r(14);</text:p>
          </table:table-cell>
          <table:table-cell table:formula="of:=CONCATENATE(&quot;Res:=eep_n_w(&quot;;[.J61];&quot;,&quot;;[.A61];&quot;);&quot;)" office:value-type="string" office:string-value="Res:=eep_n_w(14,Kf_03);">
            <text:p>Res:=eep_n_w(14,Kf_03);</text:p>
          </table:table-cell>
        </table:table-row>
        <table:table-row table:style-name="ro1">
          <table:table-cell office:value-type="string">
            <text:p>Kf_04</text:p>
          </table:table-cell>
          <table:table-cell office:value-type="float" office:value="90">
            <text:p>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62];&quot;:=eep_n_r(&quot;;[.J62];&quot;);&quot;)" office:value-type="string" office:string-value="Kf_04:=eep_n_r(15);">
            <text:p>Kf_04:=eep_n_r(15);</text:p>
          </table:table-cell>
          <table:table-cell table:formula="of:=CONCATENATE(&quot;Res:=eep_n_w(&quot;;[.J62];&quot;,&quot;;[.A62];&quot;);&quot;)" office:value-type="string" office:string-value="Res:=eep_n_w(15,Kf_04);">
            <text:p>Res:=eep_n_w(15,Kf_04);</text:p>
          </table:table-cell>
        </table:table-row>
        <table:table-row table:style-name="ro1">
          <table:table-cell office:value-type="string">
            <text:p>Kf_05</text:p>
          </table:table-cell>
          <table:table-cell office:value-type="float" office:value="91">
            <text:p>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63];&quot;:=eep_n_r(&quot;;[.J63];&quot;);&quot;)" office:value-type="string" office:string-value="Kf_05:=eep_n_r(16);">
            <text:p>Kf_05:=eep_n_r(16);</text:p>
          </table:table-cell>
          <table:table-cell table:formula="of:=CONCATENATE(&quot;Res:=eep_n_w(&quot;;[.J63];&quot;,&quot;;[.A63];&quot;);&quot;)" office:value-type="string" office:string-value="Res:=eep_n_w(16,Kf_05);">
            <text:p>Res:=eep_n_w(16,Kf_05);</text:p>
          </table:table-cell>
        </table:table-row>
        <table:table-row table:style-name="ro1">
          <table:table-cell office:value-type="string">
            <text:p>Kf_06</text:p>
          </table:table-cell>
          <table:table-cell office:value-type="float" office:value="92">
            <text:p>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64];&quot;:=eep_n_r(&quot;;[.J64];&quot;);&quot;)" office:value-type="string" office:string-value="Kf_06:=eep_n_r(17);">
            <text:p>Kf_06:=eep_n_r(17);</text:p>
          </table:table-cell>
          <table:table-cell table:formula="of:=CONCATENATE(&quot;Res:=eep_n_w(&quot;;[.J64];&quot;,&quot;;[.A64];&quot;);&quot;)" office:value-type="string" office:string-value="Res:=eep_n_w(17,Kf_06);">
            <text:p>Res:=eep_n_w(17,Kf_06);</text:p>
          </table:table-cell>
        </table:table-row>
        <table:table-row table:style-name="ro1">
          <table:table-cell office:value-type="string">
            <text:p>Kf_07</text:p>
          </table:table-cell>
          <table:table-cell office:value-type="float" office:value="93">
            <text:p>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65];&quot;:=eep_n_r(&quot;;[.J65];&quot;);&quot;)" office:value-type="string" office:string-value="Kf_07:=eep_n_r(18);">
            <text:p>Kf_07:=eep_n_r(18);</text:p>
          </table:table-cell>
          <table:table-cell table:formula="of:=CONCATENATE(&quot;Res:=eep_n_w(&quot;;[.J65];&quot;,&quot;;[.A65];&quot;);&quot;)" office:value-type="string" office:string-value="Res:=eep_n_w(18,Kf_07);">
            <text:p>Res:=eep_n_w(18,Kf_07);</text:p>
          </table:table-cell>
        </table:table-row>
        <table:table-row table:style-name="ro1">
          <table:table-cell office:value-type="string">
            <text:p>Kf_08</text:p>
          </table:table-cell>
          <table:table-cell office:value-type="float" office:value="94">
            <text:p>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66];&quot;:=eep_n_r(&quot;;[.J66];&quot;);&quot;)" office:value-type="string" office:string-value="Kf_08:=eep_n_r(19);">
            <text:p>Kf_08:=eep_n_r(19);</text:p>
          </table:table-cell>
          <table:table-cell table:formula="of:=CONCATENATE(&quot;Res:=eep_n_w(&quot;;[.J66];&quot;,&quot;;[.A66];&quot;);&quot;)" office:value-type="string" office:string-value="Res:=eep_n_w(19,Kf_08);">
            <text:p>Res:=eep_n_w(19,Kf_08);</text:p>
          </table:table-cell>
        </table:table-row>
        <table:table-row table:style-name="ro1">
          <table:table-cell office:value-type="string">
            <text:p>Kf_09</text:p>
          </table:table-cell>
          <table:table-cell office:value-type="float" office:value="95">
            <text:p>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67];&quot;:=eep_n_r(&quot;;[.J67];&quot;);&quot;)" office:value-type="string" office:string-value="Kf_09:=eep_n_r(20);">
            <text:p>Kf_09:=eep_n_r(20);</text:p>
          </table:table-cell>
          <table:table-cell table:formula="of:=CONCATENATE(&quot;Res:=eep_n_w(&quot;;[.J67];&quot;,&quot;;[.A67];&quot;);&quot;)" office:value-type="string" office:string-value="Res:=eep_n_w(20,Kf_09);">
            <text:p>Res:=eep_n_w(20,Kf_09);</text:p>
          </table:table-cell>
        </table:table-row>
        <table:table-row table:style-name="ro1">
          <table:table-cell office:value-type="string">
            <text:p>Kf_10</text:p>
          </table:table-cell>
          <table:table-cell office:value-type="float" office:value="96">
            <text:p>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68];&quot;:=eep_n_r(&quot;;[.J68];&quot;);&quot;)" office:value-type="string" office:string-value="Kf_10:=eep_n_r(21);">
            <text:p>Kf_10:=eep_n_r(21);</text:p>
          </table:table-cell>
          <table:table-cell table:formula="of:=CONCATENATE(&quot;Res:=eep_n_w(&quot;;[.J68];&quot;,&quot;;[.A68];&quot;);&quot;)" office:value-type="string" office:string-value="Res:=eep_n_w(21,Kf_10);">
            <text:p>Res:=eep_n_w(21,Kf_10);</text:p>
          </table:table-cell>
        </table:table-row>
        <table:table-row table:style-name="ro1">
          <table:table-cell office:value-type="string">
            <text:p>Kf_11</text:p>
          </table:table-cell>
          <table:table-cell office:value-type="float" office:value="97">
            <text:p>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69];&quot;:=eep_n_r(&quot;;[.J69];&quot;);&quot;)" office:value-type="string" office:string-value="Kf_11:=eep_n_r(22);">
            <text:p>Kf_11:=eep_n_r(22);</text:p>
          </table:table-cell>
          <table:table-cell table:formula="of:=CONCATENATE(&quot;Res:=eep_n_w(&quot;;[.J69];&quot;,&quot;;[.A69];&quot;);&quot;)" office:value-type="string" office:string-value="Res:=eep_n_w(22,Kf_11);">
            <text:p>Res:=eep_n_w(22,Kf_11);</text:p>
          </table:table-cell>
        </table:table-row>
        <table:table-row table:style-name="ro1">
          <table:table-cell office:value-type="string">
            <text:p>Tw_1</text:p>
          </table:table-cell>
          <table:table-cell office:value-type="float" office:value="98">
            <text:p>98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Таймер затримки зупинки ПТС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CONCATENATE([.A70];&quot;:=TMR(eep_n_r(&quot;;[.J70];&quot;));&quot;)" office:value-type="string" office:string-value="Tw_1:=TMR(eep_n_r(23));">
            <text:p>Tw_1:=TMR(eep_n_r(23));</text:p>
          </table:table-cell>
          <table:table-cell table:formula="of:=CONCATENATE(&quot;Res:=eep_n_w(&quot;;[.J70];&quot;,ANA(&quot;;[.A70];&quot;));&quot;)" office:value-type="string" office:string-value="Res:=eep_n_w(23,ANA(Tw_1));">
            <text:p>Res:=eep_n_w(23,ANA(Tw_1));</text:p>
          </table:table-cell>
        </table:table-row>
        <table:table-row table:style-name="ro1">
          <table:table-cell office:value-type="string">
            <text:p>Tw_2</text:p>
          </table:table-cell>
          <table:table-cell office:value-type="float" office:value="100">
            <text:p>100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71];&quot;:=TMR(eep_n_r(&quot;;[.J71];&quot;));&quot;)" office:value-type="string" office:string-value="Tw_2:=TMR(eep_n_r(24));">
            <text:p>Tw_2:=TMR(eep_n_r(24));</text:p>
          </table:table-cell>
          <table:table-cell table:formula="of:=CONCATENATE(&quot;Res:=eep_n_w(&quot;;[.J71];&quot;,ANA(&quot;;[.A71];&quot;));&quot;)" office:value-type="string" office:string-value="Res:=eep_n_w(24,ANA(Tw_2));">
            <text:p>Res:=eep_n_w(24,ANA(Tw_2));</text:p>
          </table:table-cell>
        </table:table-row>
        <table:table-row table:style-name="ro1">
          <table:table-cell office:value-type="string">
            <text:p>Tw_3</text:p>
          </table:table-cell>
          <table:table-cell office:value-type="float" office:value="102">
            <text:p>102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72];&quot;:=TMR(eep_n_r(&quot;;[.J72];&quot;));&quot;)" office:value-type="string" office:string-value="Tw_3:=TMR(eep_n_r(25));">
            <text:p>Tw_3:=TMR(eep_n_r(25));</text:p>
          </table:table-cell>
          <table:table-cell table:formula="of:=CONCATENATE(&quot;Res:=eep_n_w(&quot;;[.J72];&quot;,ANA(&quot;;[.A72];&quot;));&quot;)" office:value-type="string" office:string-value="Res:=eep_n_w(25,ANA(Tw_3));">
            <text:p>Res:=eep_n_w(25,ANA(Tw_3));</text:p>
          </table:table-cell>
        </table:table-row>
        <table:table-row table:style-name="ro4">
          <table:table-cell office:value-type="string">
            <text:p>Xs_zd_min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73];&quot;:=INT_REAL(eep_n_r(&quot;;[.J73];&quot;));&quot;)" office:value-type="string" office:string-value="Xs_zd_min:=INT_REAL(eep_n_r(26));">
            <text:p>Xs_zd_min:=INT_REAL(eep_n_r(26));</text:p>
          </table:table-cell>
          <table:table-cell table:formula="of:=CONCATENATE(&quot;Res:=eep_n_w(&quot;;[.J73];&quot;,REAL_INT(&quot;;[.A73];&quot;));&quot;)" office:value-type="string" office:string-value="Res:=eep_n_w(26,REAL_INT(Xs_zd_min));">
            <text:p>Res:=eep_n_w(26,REAL_INT(Xs_zd_min));</text:p>
          </table:table-cell>
        </table:table-row>
        <table:table-row table:style-name="ro4">
          <table:table-cell office:value-type="string">
            <text:p>Xv_zd_min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74];&quot;:=INT_REAL(eep_n_r(&quot;;[.J74];&quot;));&quot;)" office:value-type="string" office:string-value="Xv_zd_min:=INT_REAL(eep_n_r(27));">
            <text:p>Xv_zd_min:=INT_REAL(eep_n_r(27));</text:p>
          </table:table-cell>
          <table:table-cell table:formula="of:=CONCATENATE(&quot;Res:=eep_n_w(&quot;;[.J74];&quot;,REAL_INT(&quot;;[.A74];&quot;));&quot;)" office:value-type="string" office:string-value="Res:=eep_n_w(27,REAL_INT(Xv_zd_min));">
            <text:p>Res:=eep_n_w(27,REAL_INT(Xv_zd_min));</text:p>
          </table:table-cell>
        </table:table-row>
        <table:table-row table:style-name="ro1">
          <table:table-cell office:value-type="string">
            <text:p>Lsusp_max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36]" office:value-type="string" office:string-value="Lsusp">
            <text:p>Lsusp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75];&quot;:=INT_REAL(eep_n_r(&quot;;[.J75];&quot;));&quot;)" office:value-type="string" office:string-value="Lsusp_max:=INT_REAL(eep_n_r(28));">
            <text:p>Lsusp_max:=INT_REAL(eep_n_r(28));</text:p>
          </table:table-cell>
          <table:table-cell table:formula="of:=CONCATENATE(&quot;Res:=eep_n_w(&quot;;[.J75];&quot;,REAL_INT(&quot;;[.A75];&quot;));&quot;)" office:value-type="string" office:string-value="Res:=eep_n_w(28,REAL_INT(Lsusp_max));">
            <text:p>Res:=eep_n_w(28,REAL_INT(Lsusp_max));</text:p>
          </table:table-cell>
        </table:table-row>
        <table:table-row table:style-name="ro1">
          <table:table-cell office:value-type="string">
            <text:p>Lv_min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76];&quot;:=INT_REAL(eep_n_r(&quot;;[.J76];&quot;));&quot;)" office:value-type="string" office:string-value="Lv_min:=INT_REAL(eep_n_r(29));">
            <text:p>Lv_min:=INT_REAL(eep_n_r(29));</text:p>
          </table:table-cell>
          <table:table-cell table:formula="of:=CONCATENATE(&quot;Res:=eep_n_w(&quot;;[.J76];&quot;,REAL_INT(&quot;;[.A76];&quot;));&quot;)" office:value-type="string" office:string-value="Res:=eep_n_w(29,REAL_INT(Lv_min));">
            <text:p>Res:=eep_n_w(29,REAL_INT(Lv_min));</text:p>
          </table:table-cell>
        </table:table-row>
        <table:table-row table:style-name="ro1">
          <table:table-cell office:value-type="string">
            <text:p>Lv_max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77];&quot;:=INT_REAL(eep_n_r(&quot;;[.J77];&quot;));&quot;)" office:value-type="string" office:string-value="Lv_max:=INT_REAL(eep_n_r(30));">
            <text:p>Lv_max:=INT_REAL(eep_n_r(30));</text:p>
          </table:table-cell>
          <table:table-cell table:formula="of:=CONCATENATE(&quot;Res:=eep_n_w(&quot;;[.J77];&quot;,REAL_INT(&quot;;[.A77];&quot;));&quot;)" office:value-type="string" office:string-value="Res:=eep_n_w(30,REAL_INT(Lv_max));">
            <text:p>Res:=eep_n_w(30,REAL_INT(Lv_max));</text:p>
          </table:table-cell>
        </table:table-row>
        <table:table-row table:style-name="ro1">
          <table:table-cell office:value-type="string">
            <text:p>Tv_min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78];&quot;:=INT_REAL(eep_n_r(&quot;;[.J78];&quot;));&quot;)" office:value-type="string" office:string-value="Tv_min:=INT_REAL(eep_n_r(31));">
            <text:p>Tv_min:=INT_REAL(eep_n_r(31));</text:p>
          </table:table-cell>
          <table:table-cell table:formula="of:=CONCATENATE(&quot;Res:=eep_n_w(&quot;;[.J78];&quot;,REAL_INT(&quot;;[.A78];&quot;));&quot;)" office:value-type="string" office:string-value="Res:=eep_n_w(31,REAL_INT(Tv_min));">
            <text:p>Res:=eep_n_w(31,REAL_INT(Tv_min));</text:p>
          </table:table-cell>
        </table:table-row>
        <table:table-row table:style-name="ro1">
          <table:table-cell office:value-type="string">
            <text:p>Tv_max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79];&quot;:=INT_REAL(eep_n_r(&quot;;[.J79];&quot;));&quot;)" office:value-type="string" office:string-value="Tv_max:=INT_REAL(eep_n_r(32));">
            <text:p>Tv_max:=INT_REAL(eep_n_r(32));</text:p>
          </table:table-cell>
          <table:table-cell table:formula="of:=CONCATENATE(&quot;Res:=eep_n_w(&quot;;[.J79];&quot;,REAL_INT(&quot;;[.A79];&quot;));&quot;)" office:value-type="string" office:string-value="Res:=eep_n_w(32,REAL_INT(Tv_max));">
            <text:p>Res:=eep_n_w(32,REAL_INT(Tv_max));</text:p>
          </table:table-cell>
        </table:table-row>
        <table:table-row table:style-name="ro1">
          <table:table-cell office:value-type="string">
            <text:p>AM_Tv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80];&quot;:=BOO(eep_n_r(&quot;;[.J80];&quot;));&quot;)" office:value-type="string" office:string-value="AM_Tv:=BOO(eep_n_r(33));">
            <text:p>AM_Tv:=BOO(eep_n_r(33));</text:p>
          </table:table-cell>
          <table:table-cell table:formula="of:=CONCATENATE(&quot;Res:=eep_n_w(&quot;;[.J80];&quot;,ANA(&quot;;[.A80];&quot;));&quot;)" office:value-type="string" office:string-value="Res:=eep_n_w(33,ANA(AM_Tv));">
            <text:p>Res:=eep_n_w(33,ANA(AM_Tv));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ave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AM_01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83];&quot;:=BOO(eep_n_r(&quot;;[.J83];&quot;));&quot;)" office:value-type="string" office:string-value="AM_01:=BOO(eep_n_r(34));">
            <text:p>AM_01:=BOO(eep_n_r(34));</text:p>
          </table:table-cell>
          <table:table-cell table:formula="of:=CONCATENATE(&quot;Res:=eep_n_w(&quot;;[.J83];&quot;,ANA(&quot;;[.A83];&quot;));&quot;)" office:value-type="string" office:string-value="Res:=eep_n_w(34,ANA(AM_01));">
            <text:p>Res:=eep_n_w(34,ANA(AM_01));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84];&quot;:=BOO(eep_n_r(&quot;;[.J84];&quot;));&quot;)" office:value-type="string" office:string-value="AM_02:=BOO(eep_n_r(35));">
            <text:p>AM_02:=BOO(eep_n_r(35));</text:p>
          </table:table-cell>
          <table:table-cell table:formula="of:=CONCATENATE(&quot;Res:=eep_n_w(&quot;;[.J84];&quot;,ANA(&quot;;[.A84];&quot;));&quot;)" office:value-type="string" office:string-value="Res:=eep_n_w(35,ANA(AM_02));">
            <text:p>Res:=eep_n_w(35,ANA(AM_02));</text:p>
          </table:table-cell>
        </table:table-row>
        <table:table-row table:style-name="ro1">
          <table:table-cell office:value-type="string">
            <text:p>Xs_np_zd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і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CONCATENATE([.A85];&quot;:=INT_REAL(eep_n_r(&quot;;[.J85];&quot;));&quot;)" office:value-type="string" office:string-value="Xs_np_zd:=INT_REAL(eep_n_r(36));">
            <text:p>Xs_np_zd:=INT_REAL(eep_n_r(36));</text:p>
          </table:table-cell>
          <table:table-cell table:formula="of:=CONCATENATE(&quot;Res:=eep_n_w(&quot;;[.J85];&quot;,REAL_INT(&quot;;[.A85];&quot;));&quot;)" office:value-type="string" office:string-value="Res:=eep_n_w(36,REAL_INT(Xs_np_zd));">
            <text:p>Res:=eep_n_w(36,REAL_INT(Xs_np_zd));</text:p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86];&quot;:=INT_REAL(eep_n_r(&quot;;[.J86];&quot;));&quot;)" office:value-type="string" office:string-value="KP_01:=INT_REAL(eep_n_r(37));">
            <text:p>KP_01:=INT_REAL(eep_n_r(37));</text:p>
          </table:table-cell>
          <table:table-cell table:formula="of:=CONCATENATE(&quot;Res:=eep_n_w(&quot;;[.J86];&quot;,REAL_INT(&quot;;[.A86];&quot;));&quot;)" office:value-type="string" office:string-value="Res:=eep_n_w(37,REAL_INT(KP_01));">
            <text:p>Res:=eep_n_w(37,REAL_INT(KP_01));</text:p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87];&quot;:=INT_REAL(eep_n_r(&quot;;[.J87];&quot;));&quot;)" office:value-type="string" office:string-value="KP_02:=INT_REAL(eep_n_r(38));">
            <text:p>KP_02:=INT_REAL(eep_n_r(38));</text:p>
          </table:table-cell>
          <table:table-cell table:formula="of:=CONCATENATE(&quot;Res:=eep_n_w(&quot;;[.J87];&quot;,REAL_INT(&quot;;[.A87];&quot;));&quot;)" office:value-type="string" office:string-value="Res:=eep_n_w(38,REAL_INT(KP_02));">
            <text:p>Res:=eep_n_w(38,REAL_INT(KP_02));</text:p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88];&quot;:=INT_REAL(eep_n_r(&quot;;[.J88];&quot;));&quot;)" office:value-type="string" office:string-value="TI_01:=INT_REAL(eep_n_r(39));">
            <text:p>TI_01:=INT_REAL(eep_n_r(39));</text:p>
          </table:table-cell>
          <table:table-cell table:formula="of:=CONCATENATE(&quot;Res:=eep_n_w(&quot;;[.J88];&quot;,REAL_INT(&quot;;[.A88];&quot;));&quot;)" office:value-type="string" office:string-value="Res:=eep_n_w(39,REAL_INT(TI_01));">
            <text:p>Res:=eep_n_w(39,REAL_INT(TI_01));</text:p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89];&quot;:=INT_REAL(eep_n_r(&quot;;[.J89];&quot;));&quot;)" office:value-type="string" office:string-value="TI_02:=INT_REAL(eep_n_r(40));">
            <text:p>TI_02:=INT_REAL(eep_n_r(40));</text:p>
          </table:table-cell>
          <table:table-cell table:formula="of:=CONCATENATE(&quot;Res:=eep_n_w(&quot;;[.J89];&quot;,REAL_INT(&quot;;[.A89];&quot;));&quot;)" office:value-type="string" office:string-value="Res:=eep_n_w(40,REAL_INT(TI_02));">
            <text:p>Res:=eep_n_w(40,REAL_INT(TI_02));</text:p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1">
            <text:p>41</text:p>
          </table:table-cell>
          <table:table-cell table:formula="of:=CONCATENATE([.A90];&quot;:=INT_REAL(eep_n_r(&quot;;[.J90];&quot;));&quot;)" office:value-type="string" office:string-value="TD_01:=INT_REAL(eep_n_r(41));">
            <text:p>TD_01:=INT_REAL(eep_n_r(41));</text:p>
          </table:table-cell>
          <table:table-cell table:formula="of:=CONCATENATE(&quot;Res:=eep_n_w(&quot;;[.J90];&quot;,REAL_INT(&quot;;[.A90];&quot;));&quot;)" office:value-type="string" office:string-value="Res:=eep_n_w(41,REAL_INT(TD_01));">
            <text:p>Res:=eep_n_w(41,REAL_INT(TD_01));</text:p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91];&quot;:=INT_REAL(eep_n_r(&quot;;[.J91];&quot;));&quot;)" office:value-type="string" office:string-value="TD_02:=INT_REAL(eep_n_r(42));">
            <text:p>TD_02:=INT_REAL(eep_n_r(42));</text:p>
          </table:table-cell>
          <table:table-cell table:formula="of:=CONCATENATE(&quot;Res:=eep_n_w(&quot;;[.J91];&quot;,REAL_INT(&quot;;[.A91];&quot;));&quot;)" office:value-type="string" office:string-value="Res:=eep_n_w(42,REAL_INT(TD_02));">
            <text:p>Res:=eep_n_w(42,REAL_INT(TD_02));</text:p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92];&quot;:=INT_REAL(eep_n_r(&quot;;[.J92];&quot;));&quot;)" office:value-type="string" office:string-value="Xmin_01:=INT_REAL(eep_n_r(43));">
            <text:p>Xmin_01:=INT_REAL(eep_n_r(43));</text:p>
          </table:table-cell>
          <table:table-cell table:formula="of:=CONCATENATE(&quot;Res:=eep_n_w(&quot;;[.J92];&quot;,REAL_INT(&quot;;[.A92];&quot;));&quot;)" office:value-type="string" office:string-value="Res:=eep_n_w(43,REAL_INT(Xmin_01));">
            <text:p>Res:=eep_n_w(43,REAL_INT(Xmin_01));</text:p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93];&quot;:=INT_REAL(eep_n_r(&quot;;[.J93];&quot;));&quot;)" office:value-type="string" office:string-value="Xmin_02:=INT_REAL(eep_n_r(44));">
            <text:p>Xmin_02:=INT_REAL(eep_n_r(44));</text:p>
          </table:table-cell>
          <table:table-cell table:formula="of:=CONCATENATE(&quot;Res:=eep_n_w(&quot;;[.J93];&quot;,REAL_INT(&quot;;[.A93];&quot;));&quot;)" office:value-type="string" office:string-value="Res:=eep_n_w(44,REAL_INT(Xmin_02));">
            <text:p>Res:=eep_n_w(44,REAL_INT(Xmin_02));</text:p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94];&quot;:=INT_REAL(eep_n_r(&quot;;[.J94];&quot;));&quot;)" office:value-type="string" office:string-value="Xmax_01:=INT_REAL(eep_n_r(45));">
            <text:p>Xmax_01:=INT_REAL(eep_n_r(45));</text:p>
          </table:table-cell>
          <table:table-cell table:formula="of:=CONCATENATE(&quot;Res:=eep_n_w(&quot;;[.J94];&quot;,REAL_INT(&quot;;[.A94];&quot;));&quot;)" office:value-type="string" office:string-value="Res:=eep_n_w(45,REAL_INT(Xmax_01));">
            <text:p>Res:=eep_n_w(45,REAL_INT(Xmax_01));</text:p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95];&quot;:=INT_REAL(eep_n_r(&quot;;[.J95];&quot;));&quot;)" office:value-type="string" office:string-value="Xmax_02:=INT_REAL(eep_n_r(46));">
            <text:p>Xmax_02:=INT_REAL(eep_n_r(46));</text:p>
          </table:table-cell>
          <table:table-cell table:formula="of:=CONCATENATE(&quot;Res:=eep_n_w(&quot;;[.J95];&quot;,REAL_INT(&quot;;[.A95];&quot;));&quot;)" office:value-type="string" office:string-value="Res:=eep_n_w(46,REAL_INT(Xmax_02));">
            <text:p>Res:=eep_n_w(46,REAL_INT(Xmax_02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F75]" office:value-type="string" office:string-value="Lsusp">
            <text:p>Lsusp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96];&quot;:=INT_REAL(eep_n_r(&quot;;[.J96];&quot;));&quot;)" office:value-type="string" office:string-value="Ls_min:=INT_REAL(eep_n_r(47));">
            <text:p>Ls_min:=INT_REAL(eep_n_r(47));</text:p>
          </table:table-cell>
          <table:table-cell table:formula="of:=CONCATENATE(&quot;Res:=eep_n_w(&quot;;[.J96];&quot;,REAL_INT(&quot;;[.A96];&quot;));&quot;)" office:value-type="string" office:string-value="Res:=eep_n_w(47,REAL_INT(Ls_min));">
            <text:p>Res:=eep_n_w(47,REAL_INT(Ls_min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F75]" office:value-type="string" office:string-value="Lsusp">
            <text:p>Lsusp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97];&quot;:=INT_REAL(eep_n_r(&quot;;[.J97];&quot;));&quot;)" office:value-type="string" office:string-value="Ls_start:=INT_REAL(eep_n_r(48));">
            <text:p>Ls_start:=INT_REAL(eep_n_r(48));</text:p>
          </table:table-cell>
          <table:table-cell table:formula="of:=CONCATENATE(&quot;Res:=eep_n_w(&quot;;[.J97];&quot;,REAL_INT(&quot;;[.A97];&quot;));&quot;)" office:value-type="string" office:string-value="Res:=eep_n_w(48,REAL_INT(Ls_start));">
            <text:p>Res:=eep_n_w(48,REAL_INT(Ls_start));</text:p>
          </table:table-cell>
        </table:table-row>
        <table:table-row table:style-name="ro4">
          <table:table-cell office:value-type="string">
            <text:p>Rev_01</text:p>
          </table:table-cell>
          <table:table-cell office:value-type="float" office:value="149">
            <text:p>14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4">
          <table:table-cell office:value-type="string">
            <text:p>Rev_02</text:p>
          </table:table-cell>
          <table:table-cell office:value-type="float" office:value="150">
            <text:p>15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office:value-type="string">
            <text:p>Ns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tate_1</text:p>
          </table:table-cell>
          <table:table-cell/>
          <table:table-cell office:value-type="string">
            <text:p>Integer</text:p>
          </table:table-cell>
          <table:table-cell table:number-columns-repeated="9"/>
        </table:table-row>
        <table:table-row table:style-name="ro1">
          <table:table-cell office:value-type="string">
            <text:p>State_2</text:p>
          </table:table-cell>
          <table:table-cell table:number-columns-repeated="11"/>
        </table:table-row>
        <table:table-row table:style-name="ro1">
          <table:table-cell office:value-type="string">
            <text:p>State_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low_3</text:p>
          </table:table-cell>
          <table:table-cell table:number-columns-repeated="11"/>
        </table:table-row>
        <table:table-row table:style-name="ro1">
          <table:table-cell office:value-type="string">
            <text:p>start_q_1</text:p>
          </table:table-cell>
          <table:table-cell table:number-columns-repeated="11"/>
        </table:table-row>
        <table:table-row table:style-name="ro1">
          <table:table-cell office:value-type="string">
            <text:p>start_q_2</text:p>
          </table:table-cell>
          <table:table-cell table:number-columns-repeated="11"/>
        </table:table-row>
        <table:table-row table:style-name="ro1">
          <table:table-cell office:value-type="string">
            <text:p>start_q_3</text:p>
          </table:table-cell>
          <table:table-cell table:number-columns-repeated="11"/>
        </table:table-row>
        <table:table-row table:style-name="ro1">
          <table:table-cell office:value-type="string">
            <text:p>pts_q_1</text:p>
          </table:table-cell>
          <table:table-cell table:number-columns-repeated="11"/>
        </table:table-row>
        <table:table-row table:style-name="ro1">
          <table:table-cell office:value-type="string">
            <text:p>pts_q_2</text:p>
          </table:table-cell>
          <table:table-cell table:number-columns-repeated="11"/>
        </table:table-row>
        <table:table-row table:style-name="ro1">
          <table:table-cell office:value-type="string">
            <text:p>pts_q_3</text:p>
          </table:table-cell>
          <table:table-cell table:number-columns-repeated="11"/>
        </table:table-row>
        <table:table-row table:style-name="ro1">
          <table:table-cell office:value-type="string">
            <text:p>start_p_1</text:p>
          </table:table-cell>
          <table:table-cell table:number-columns-repeated="11"/>
        </table:table-row>
        <table:table-row table:style-name="ro1">
          <table:table-cell office:value-type="string">
            <text:p>start_p_2</text:p>
          </table:table-cell>
          <table:table-cell table:number-columns-repeated="11"/>
        </table:table-row>
        <table:table-row table:style-name="ro1">
          <table:table-cell office:value-type="string">
            <text:p>start_p_3</text:p>
          </table:table-cell>
          <table:table-cell table:number-columns-repeated="11"/>
        </table:table-row>
        <table:table-row table:style-name="ro1">
          <table:table-cell office:value-type="string">
            <text:p>pts_p_1</text:p>
          </table:table-cell>
          <table:table-cell table:number-columns-repeated="11"/>
        </table:table-row>
        <table:table-row table:style-name="ro1">
          <table:table-cell office:value-type="string">
            <text:p>pts_p_2</text:p>
          </table:table-cell>
          <table:table-cell table:number-columns-repeated="11"/>
        </table:table-row>
        <table:table-row table:style-name="ro1">
          <table:table-cell office:value-type="string">
            <text:p>pts_p_3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4">
          <table:table-cell office:value-type="string">
            <text:p>Name</text:p>
          </table:table-cell>
          <table:table-cell table:number-columns-repeated="11"/>
        </table:table-row>
        <table:table-row table:style-name="ro4">
          <table:table-cell office:value-type="string">
            <text:p>Pzd_1</text:p>
          </table:table-cell>
          <table:table-cell table:number-columns-repeated="11"/>
        </table:table-row>
        <table:table-row table:style-name="ro1">
          <table:table-cell office:value-type="string">
            <text:p>Pzd_2</text:p>
          </table:table-cell>
          <table:table-cell table:number-columns-repeated="11"/>
        </table:table-row>
        <table:table-row table:style-name="ro1">
          <table:table-cell office:value-type="string">
            <text:p>Pzd_3</text:p>
          </table:table-cell>
          <table:table-cell table:number-columns-repeated="11"/>
        </table:table-row>
        <table:table-row table:style-name="ro1">
          <table:table-cell office:value-type="string">
            <text:p>P_1</text:p>
          </table:table-cell>
          <table:table-cell table:number-columns-repeated="11"/>
        </table:table-row>
        <table:table-row table:style-name="ro1">
          <table:table-cell office:value-type="string">
            <text:p>P_2</text:p>
          </table:table-cell>
          <table:table-cell table:number-columns-repeated="11"/>
        </table:table-row>
        <table:table-row table:style-name="ro1">
          <table:table-cell office:value-type="string">
            <text:p>P_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4">
          <table:table-cell office:value-type="string">
            <text:p>Name</text:p>
          </table:table-cell>
          <table:table-cell table:number-columns-repeated="11"/>
        </table:table-row>
        <table:table-row table:style-name="ro4">
          <table:table-cell office:value-type="string">
            <text:p>Tnp</text:p>
          </table:table-cell>
          <table:table-cell table:number-columns-repeated="11"/>
        </table:table-row>
        <table:table-row table:style-name="ro4">
          <table:table-cell office:value-type="string">
            <text:p>Tnp_1</text:p>
          </table:table-cell>
          <table:table-cell table:number-columns-repeated="11"/>
        </table:table-row>
        <table:table-row table:style-name="ro4">
          <table:table-cell office:value-type="string">
            <text:p>Tnp_2</text:p>
          </table:table-cell>
          <table:table-cell table:number-columns-repeated="11"/>
        </table:table-row>
        <table:table-row table:style-name="ro4">
          <table:table-cell office:value-type="string">
            <text:p>Tnp_3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4"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 office:value-type="string">
            <text:p>Yp_1</text:p>
          </table:table-cell>
          <table:table-cell table:number-columns-repeated="11"/>
        </table:table-row>
        <table:table-row table:style-name="ro1">
          <table:table-cell office:value-type="string">
            <text:p>Yp_2</text:p>
          </table:table-cell>
          <table:table-cell table:number-columns-repeated="11"/>
        </table:table-row>
        <table:table-row table:style-name="ro1">
          <table:table-cell office:value-type="string">
            <text:p>Yp_3</text:p>
          </table:table-cell>
          <table:table-cell table:number-columns-repeated="11"/>
        </table:table-row>
      </table:table>
      <table:table table:name="Аркуш4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Аркуш3.A4]" office:value-type="string" office:string-value="Psusp">
            <text:p>Psusp</text:p>
          </table:table-cell>
          <table:table-cell table:number-columns-repeated="3"/>
          <table:table-cell table:formula="of:=[Аркуш3.A45]" office:value-type="string" office:string-value="Xv_01">
            <text:p>Xv_01</text:p>
          </table:table-cell>
          <table:table-cell table:formula="of:=[Аркуш3.A5]" office:value-type="string" office:string-value="Psusp_zd">
            <text:p>Psusp_zd</text:p>
          </table:table-cell>
          <table:table-cell table:number-columns-repeated="2"/>
          <table:table-cell table:formula="of:=[Аркуш3.A83]" office:value-type="string" office:string-value="AM_01">
            <text:p>AM_01</text:p>
          </table:table-cell>
          <table:table-cell/>
          <table:table-cell table:formula="of:=[Аркуш3.A98]" office:value-type="string" office:string-value="Rev_01">
            <text:p>Rev_01</text:p>
          </table:table-cell>
          <table:table-cell table:formula="of:=[Аркуш3.A86]" office:value-type="string" office:string-value="KP_01">
            <text:p>KP_01</text:p>
          </table:table-cell>
          <table:table-cell table:formula="of:=[Аркуш3.A88]" office:value-type="string" office:string-value="TI_01">
            <text:p>TI_01</text:p>
          </table:table-cell>
          <table:table-cell table:formula="of:=[Аркуш3.A90]" office:value-type="string" office:string-value="TD_01">
            <text:p>TD_01</text:p>
          </table:table-cell>
          <table:table-cell table:formula="of:=[Аркуш3.A92]" office:value-type="string" office:string-value="Xmin_01">
            <text:p>Xmin_01</text:p>
          </table:table-cell>
          <table:table-cell table:formula="of:=[Аркуш3.A94]" office:value-type="string" office:string-value="Xmax_01">
            <text:p>Xmax_01</text:p>
          </table:table-cell>
          <table:table-cell table:number-columns-repeated="5"/>
          <table:table-cell office:value-type="string">
            <text:p>Подача суспензії</text:p>
          </table:table-cell>
        </table:table-row>
        <table:table-row table:style-name="ro1">
          <table:table-cell table:formula="of:=[Аркуш3.A4]" office:value-type="string" office:string-value="Psusp">
            <text:p>Psusp</text:p>
          </table:table-cell>
          <table:table-cell table:number-columns-repeated="3"/>
          <table:table-cell table:formula="of:=[Аркуш3.A46]" office:value-type="string" office:string-value="Xv_02">
            <text:p>Xv_02</text:p>
          </table:table-cell>
          <table:table-cell table:formula="of:=[Аркуш3.A5]" office:value-type="string" office:string-value="Psusp_zd">
            <text:p>Psusp_zd</text:p>
          </table:table-cell>
          <table:table-cell table:number-columns-repeated="2"/>
          <table:table-cell table:formula="of:=[Аркуш3.A84]" office:value-type="string" office:string-value="AM_02">
            <text:p>AM_02</text:p>
          </table:table-cell>
          <table:table-cell/>
          <table:table-cell table:formula="of:=[Аркуш3.A99]" office:value-type="string" office:string-value="Rev_02">
            <text:p>Rev_02</text:p>
          </table:table-cell>
          <table:table-cell table:formula="of:=[Аркуш3.A87]" office:value-type="string" office:string-value="KP_02">
            <text:p>KP_02</text:p>
          </table:table-cell>
          <table:table-cell table:formula="of:=[Аркуш3.A89]" office:value-type="string" office:string-value="TI_02">
            <text:p>TI_02</text:p>
          </table:table-cell>
          <table:table-cell table:formula="of:=[Аркуш3.A91]" office:value-type="string" office:string-value="TD_02">
            <text:p>TD_02</text:p>
          </table:table-cell>
          <table:table-cell table:formula="of:=[Аркуш3.A93]" office:value-type="string" office:string-value="Xmin_02">
            <text:p>Xmin_02</text:p>
          </table:table-cell>
          <table:table-cell table:formula="of:=[Аркуш3.A95]" office:value-type="string" office:string-value="Xmax_02">
            <text:p>Xmax_02</text:p>
          </table:table-cell>
          <table:table-cell table:number-columns-repeated="5"/>
          <table:table-cell office:value-type="string">
            <text:p>Подача води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20:25:47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5:42:49</meta:creation-date>
    <meta:generator>OpenOffice.org/3.2$Linux OpenOffice.org_project/320m19$Build-9505</meta:generator>
    <dc:date>2010-07-14T20:25:47</dc:date>
    <meta:editing-duration>PT453H16M50S</meta:editing-duration>
    <meta:editing-cycles>21</meta:editing-cycles>
    <meta:print-date>2010-06-30T17:09:04</meta:print-date>
    <meta:document-statistic meta:table-count="4" meta:cell-count="1949" meta:object-count="0"/>
  </office:meta>
</office:document-meta>
</file>